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7188in" table:align="margins" fo:keep-with-next="always" style:writing-mode="lr-tb"/>
    </style:style>
    <style:style style:name="Table3.A" style:family="table-column">
      <style:table-column-properties style:column-width="3.359in" style:rel-column-width="32767*"/>
    </style:style>
    <style:style style:name="Table3.B" style:family="table-column">
      <style:table-column-properties style:column-width="3.3597in" style:rel-column-width="32768*"/>
    </style:style>
    <style:style style:name="Table3.A1" style:family="table-cell">
      <style:table-cell-properties fo:padding="0.0382in" fo:border-left="0.0139in solid #4c4c4c" fo:border-right="none" fo:border-top="0.0139in solid #4c4c4c" fo:border-bottom="0.0139in solid #4c4c4c"/>
    </style:style>
    <style:style style:name="Table3.B1" style:family="table-cell">
      <style:table-cell-properties fo:padding="0.0382in" fo:border="0.0139in solid #4c4c4c"/>
    </style:style>
    <style:style style:name="Table3.A2" style:family="table-cell">
      <style:table-cell-properties fo:padding="0.0382in" fo:border-left="0.0139in solid #4c4c4c" fo:border-right="none" fo:border-top="none" fo:border-bottom="0.0139in solid #4c4c4c"/>
    </style:style>
    <style:style style:name="Table3.B2" style:family="table-cell">
      <style:table-cell-properties fo:padding="0.0382in" fo:border-left="0.0139in solid #4c4c4c" fo:border-right="0.0139in solid #4c4c4c" fo:border-top="none" fo:border-bottom="0.0139in solid #4c4c4c"/>
    </style:style>
    <style:style style:name="Table9" style:family="table">
      <style:table-properties style:width="6.7188in" table:align="margins" fo:keep-with-next="always" style:writing-mode="lr-tb"/>
    </style:style>
    <style:style style:name="Table9.A" style:family="table-column">
      <style:table-column-properties style:column-width="3.359in" style:rel-column-width="32767*"/>
    </style:style>
    <style:style style:name="Table9.B" style:family="table-column">
      <style:table-column-properties style:column-width="3.3597in" style:rel-column-width="32768*"/>
    </style:style>
    <style:style style:name="Table9.A1" style:family="table-cell">
      <style:table-cell-properties fo:padding="0.0382in" fo:border-left="0.0139in solid #4c4c4c" fo:border-right="none" fo:border-top="0.0139in solid #4c4c4c" fo:border-bottom="0.0139in solid #4c4c4c"/>
    </style:style>
    <style:style style:name="Table9.B1" style:family="table-cell">
      <style:table-cell-properties fo:padding="0.0382in" fo:border="0.0139in solid #4c4c4c"/>
    </style:style>
    <style:style style:name="Table9.A2" style:family="table-cell">
      <style:table-cell-properties fo:padding="0.0382in" fo:border-left="0.0139in solid #4c4c4c" fo:border-right="none" fo:border-top="none" fo:border-bottom="0.0139in solid #4c4c4c"/>
    </style:style>
    <style:style style:name="Table9.B2" style:family="table-cell">
      <style:table-cell-properties fo:padding="0.0382in" fo:border-left="0.0139in solid #4c4c4c" fo:border-right="0.0139in solid #4c4c4c" fo:border-top="none" fo:border-bottom="0.0139in solid #4c4c4c"/>
    </style:style>
    <style:style style:name="Table10" style:family="table">
      <style:table-properties style:width="6.7188in" table:align="margins" fo:keep-with-next="always" style:writing-mode="lr-tb"/>
    </style:style>
    <style:style style:name="Table10.A" style:family="table-column">
      <style:table-column-properties style:column-width="3.359in" style:rel-column-width="32767*"/>
    </style:style>
    <style:style style:name="Table10.B" style:family="table-column">
      <style:table-column-properties style:column-width="3.3597in" style:rel-column-width="32768*"/>
    </style:style>
    <style:style style:name="Table10.A1" style:family="table-cell">
      <style:table-cell-properties fo:padding="0.0382in" fo:border-left="0.0139in solid #4c4c4c" fo:border-right="none" fo:border-top="0.0139in solid #4c4c4c" fo:border-bottom="0.0139in solid #4c4c4c"/>
    </style:style>
    <style:style style:name="Table10.B1" style:family="table-cell">
      <style:table-cell-properties fo:padding="0.0382in" fo:border="0.0139in solid #4c4c4c"/>
    </style:style>
    <style:style style:name="Table10.A2" style:family="table-cell">
      <style:table-cell-properties fo:padding="0.0382in" fo:border-left="0.0139in solid #4c4c4c" fo:border-right="none" fo:border-top="none" fo:border-bottom="0.0139in solid #4c4c4c"/>
    </style:style>
    <style:style style:name="Table10.B2" style:family="table-cell">
      <style:table-cell-properties fo:padding="0.0382in" fo:border-left="0.0139in solid #4c4c4c" fo:border-right="0.0139in solid #4c4c4c" fo:border-top="none" fo:border-bottom="0.0139in solid #4c4c4c"/>
    </style:style>
    <style:style style:name="Table1" style:family="table">
      <style:table-properties style:width="6.7188in" table:align="margins" style:writing-mode="lr-tb"/>
    </style:style>
    <style:style style:name="Table1.A" style:family="table-column">
      <style:table-column-properties style:column-width="3.359in" style:rel-column-width="32767*"/>
    </style:style>
    <style:style style:name="Table1.B" style:family="table-column">
      <style:table-column-properties style:column-width="3.3597in" style:rel-column-width="32768*"/>
    </style:style>
    <style:style style:name="Table1.A1" style:family="table-cell">
      <style:table-cell-properties fo:padding="0.0382in" fo:border-left="0.0139in solid #4c4c4c" fo:border-right="none" fo:border-top="0.0139in solid #4c4c4c" fo:border-bottom="0.0139in solid #4c4c4c"/>
    </style:style>
    <style:style style:name="Table1.B1" style:family="table-cell">
      <style:table-cell-properties fo:padding="0.0382in" fo:border="0.0139in solid #4c4c4c"/>
    </style:style>
    <style:style style:name="Table1.A2" style:family="table-cell">
      <style:table-cell-properties fo:padding="0.0382in" fo:border-left="0.0139in solid #4c4c4c" fo:border-right="none" fo:border-top="none" fo:border-bottom="0.0139in solid #4c4c4c"/>
    </style:style>
    <style:style style:name="Table1.B2" style:family="table-cell">
      <style:table-cell-properties fo:padding="0.0382in" fo:border-left="0.0139in solid #4c4c4c" fo:border-right="0.0139in solid #4c4c4c" fo:border-top="none" fo:border-bottom="0.0139in solid #4c4c4c"/>
    </style:style>
    <style:style style:name="Table6" style:family="table">
      <style:table-properties style:width="6.7188in" table:align="margins" style:writing-mode="lr-tb"/>
    </style:style>
    <style:style style:name="Table6.A" style:family="table-column">
      <style:table-column-properties style:column-width="1.4681in" style:rel-column-width="14317*"/>
    </style:style>
    <style:style style:name="Table6.B" style:family="table-column">
      <style:table-column-properties style:column-width="5.2507in" style:rel-column-width="51218*"/>
    </style:style>
    <style:style style:name="Table6.A1" style:family="table-cell">
      <style:table-cell-properties fo:padding="0.0382in" fo:border-left="0.0139in solid #4c4c4c" fo:border-right="none" fo:border-top="0.0139in solid #4c4c4c" fo:border-bottom="0.0139in solid #4c4c4c"/>
    </style:style>
    <style:style style:name="Table6.B1" style:family="table-cell">
      <style:table-cell-properties fo:padding="0.0382in" fo:border="0.0139in solid #4c4c4c"/>
    </style:style>
    <style:style style:name="Table6.A2" style:family="table-cell">
      <style:table-cell-properties fo:padding="0.0382in" fo:border-left="0.0139in solid #4c4c4c" fo:border-right="none" fo:border-top="none" fo:border-bottom="0.0139in solid #4c4c4c"/>
    </style:style>
    <style:style style:name="Table6.B2" style:family="table-cell">
      <style:table-cell-properties fo:padding="0.0382in" fo:border-left="0.0139in solid #4c4c4c" fo:border-right="0.0139in solid #4c4c4c" fo:border-top="none" fo:border-bottom="0.0139in solid #4c4c4c"/>
    </style:style>
    <style:style style:name="Table6.A3" style:family="table-cell">
      <style:table-cell-properties style:vertical-align="middle" fo:padding="0.0382in" fo:border-left="0.0139in solid #4c4c4c" fo:border-right="none" fo:border-top="none" fo:border-bottom="0.0139in solid #4c4c4c"/>
    </style:style>
    <style:style style:name="Table7" style:family="table">
      <style:table-properties style:width="6.7188in" table:align="margins" style:writing-mode="lr-tb"/>
    </style:style>
    <style:style style:name="Table7.A" style:family="table-column">
      <style:table-column-properties style:column-width="1.4681in" style:rel-column-width="14317*"/>
    </style:style>
    <style:style style:name="Table7.B" style:family="table-column">
      <style:table-column-properties style:column-width="5.2507in" style:rel-column-width="51218*"/>
    </style:style>
    <style:style style:name="Table7.A1" style:family="table-cell">
      <style:table-cell-properties fo:padding="0.0382in" fo:border-left="0.0139in solid #4c4c4c" fo:border-right="none" fo:border-top="0.0139in solid #4c4c4c" fo:border-bottom="0.0139in solid #4c4c4c"/>
    </style:style>
    <style:style style:name="Table7.B1" style:family="table-cell">
      <style:table-cell-properties fo:padding="0.0382in" fo:border="0.0139in solid #4c4c4c"/>
    </style:style>
    <style:style style:name="Table7.A2" style:family="table-cell">
      <style:table-cell-properties fo:padding="0.0382in" fo:border-left="0.0139in solid #4c4c4c" fo:border-right="none" fo:border-top="none" fo:border-bottom="0.0139in solid #4c4c4c"/>
    </style:style>
    <style:style style:name="Table7.B2" style:family="table-cell">
      <style:table-cell-properties fo:padding="0.0382in" fo:border-left="0.0139in solid #4c4c4c" fo:border-right="0.0139in solid #4c4c4c" fo:border-top="none" fo:border-bottom="0.0139in solid #4c4c4c"/>
    </style:style>
    <style:style style:name="Table7.A3" style:family="table-cell">
      <style:table-cell-properties style:vertical-align="middle" fo:padding="0.0382in" fo:border-left="0.0139in solid #4c4c4c" fo:border-right="none" fo:border-top="none" fo:border-bottom="0.0139in solid #4c4c4c"/>
    </style:style>
    <style:style style:name="Table5" style:family="table">
      <style:table-properties style:width="6.7188in" table:align="margins" style:writing-mode="lr-tb"/>
    </style:style>
    <style:style style:name="Table5.A" style:family="table-column">
      <style:table-column-properties style:column-width="1.2861in" style:rel-column-width="12544*"/>
    </style:style>
    <style:style style:name="Table5.B" style:family="table-column">
      <style:table-column-properties style:column-width="5.4326in" style:rel-column-width="52991*"/>
    </style:style>
    <style:style style:name="Table5.A1" style:family="table-cell">
      <style:table-cell-properties fo:padding="0.0382in" fo:border-left="0.0139in solid #4c4c4c" fo:border-right="none" fo:border-top="0.0139in solid #4c4c4c" fo:border-bottom="0.0139in solid #4c4c4c"/>
    </style:style>
    <style:style style:name="Table5.B1" style:family="table-cell">
      <style:table-cell-properties fo:padding="0.0382in" fo:border="0.0139in solid #4c4c4c"/>
    </style:style>
    <style:style style:name="Table5.A2" style:family="table-cell">
      <style:table-cell-properties fo:padding="0.0382in" fo:border-left="0.0139in solid #4c4c4c" fo:border-right="none" fo:border-top="none" fo:border-bottom="0.0139in solid #4c4c4c"/>
    </style:style>
    <style:style style:name="Table5.B2" style:family="table-cell">
      <style:table-cell-properties fo:padding="0.0382in" fo:border-left="0.0139in solid #4c4c4c" fo:border-right="0.0139in solid #4c4c4c" fo:border-top="none" fo:border-bottom="0.0139in solid #4c4c4c"/>
    </style:style>
    <style:style style:name="Table5.A3" style:family="table-cell">
      <style:table-cell-properties style:vertical-align="middle" fo:padding="0.0382in" fo:border-left="0.0139in solid #4c4c4c" fo:border-right="none" fo:border-top="none" fo:border-bottom="0.0139in solid #4c4c4c"/>
    </style:style>
    <style:style style:name="Table5.B3.1" style:family="table-column">
      <style:table-column-properties style:column-width="1.4146in" style:rel-column-width="13799*"/>
    </style:style>
    <style:style style:name="Table5.B3.2" style:family="table-column">
      <style:table-column-properties style:column-width="4.0181in" style:rel-column-width="39192*"/>
    </style:style>
    <style:style style:name="Table4" style:family="table">
      <style:table-properties style:width="6.7188in" table:align="margins" style:writing-mode="lr-tb"/>
    </style:style>
    <style:style style:name="Table4.A" style:family="table-column">
      <style:table-column-properties style:column-width="1.4681in" style:rel-column-width="14317*"/>
    </style:style>
    <style:style style:name="Table4.B" style:family="table-column">
      <style:table-column-properties style:column-width="5.2507in" style:rel-column-width="51218*"/>
    </style:style>
    <style:style style:name="Table4.A1" style:family="table-cell">
      <style:table-cell-properties fo:padding="0.0382in" fo:border-left="0.0139in solid #4c4c4c" fo:border-right="none" fo:border-top="0.0139in solid #4c4c4c" fo:border-bottom="0.0139in solid #4c4c4c"/>
    </style:style>
    <style:style style:name="Table4.B1" style:family="table-cell">
      <style:table-cell-properties fo:padding="0.0382in" fo:border="0.0139in solid #4c4c4c"/>
    </style:style>
    <style:style style:name="Table4.A2" style:family="table-cell">
      <style:table-cell-properties fo:padding="0.0382in" fo:border-left="0.0139in solid #4c4c4c" fo:border-right="none" fo:border-top="none" fo:border-bottom="0.0139in solid #4c4c4c"/>
    </style:style>
    <style:style style:name="Table4.B2" style:family="table-cell">
      <style:table-cell-properties fo:padding="0.0382in" fo:border-left="0.0139in solid #4c4c4c" fo:border-right="0.0139in solid #4c4c4c" fo:border-top="none" fo:border-bottom="0.0139in solid #4c4c4c"/>
    </style:style>
    <style:style style:name="Table4.A3" style:family="table-cell">
      <style:table-cell-properties style:vertical-align="middle" fo:padding="0.0382in" fo:border-left="0.0139in solid #4c4c4c" fo:border-right="none" fo:border-top="none" fo:border-bottom="0.0139in solid #4c4c4c"/>
    </style:style>
    <style:style style:name="Table2" style:family="table">
      <style:table-properties style:width="6.7188in" table:align="margins" style:writing-mode="lr-tb"/>
    </style:style>
    <style:style style:name="Table2.A" style:family="table-column">
      <style:table-column-properties style:column-width="1.7535in" style:rel-column-width="17104*"/>
    </style:style>
    <style:style style:name="Table2.B" style:family="table-column">
      <style:table-column-properties style:column-width="4.9653in" style:rel-column-width="48431*"/>
    </style:style>
    <style:style style:name="Table2.A1" style:family="table-cell">
      <style:table-cell-properties fo:padding="0.0382in" fo:border-left="0.0139in solid #4c4c4c" fo:border-right="none" fo:border-top="0.0139in solid #4c4c4c" fo:border-bottom="0.0139in solid #4c4c4c"/>
    </style:style>
    <style:style style:name="Table2.B1" style:family="table-cell">
      <style:table-cell-properties fo:padding="0.0382in" fo:border="0.0139in solid #4c4c4c"/>
    </style:style>
    <style:style style:name="Table2.A2" style:family="table-cell">
      <style:table-cell-properties fo:padding="0.0382in" fo:border-left="0.0139in solid #4c4c4c" fo:border-right="none" fo:border-top="none" fo:border-bottom="0.0139in solid #4c4c4c"/>
    </style:style>
    <style:style style:name="Table2.B2" style:family="table-cell">
      <style:table-cell-properties fo:padding="0.0382in" fo:border-left="0.0139in solid #4c4c4c" fo:border-right="0.0139in solid #4c4c4c" fo:border-top="none" fo:border-bottom="0.0139in solid #4c4c4c"/>
    </style:style>
    <style:style style:name="Table2.A4" style:family="table-cell">
      <style:table-cell-properties style:vertical-align="middle" fo:padding="0.0382in" fo:border-left="0.0139in solid #4c4c4c" fo:border-right="none" fo:border-top="none" fo:border-bottom="0.0139in solid #4c4c4c"/>
    </style:style>
    <style:style style:name="Table8" style:family="table">
      <style:table-properties style:width="6.7188in" table:align="margins" style:writing-mode="lr-tb"/>
    </style:style>
    <style:style style:name="Table8.A" style:family="table-column">
      <style:table-column-properties style:column-width="1.4681in" style:rel-column-width="14317*"/>
    </style:style>
    <style:style style:name="Table8.B" style:family="table-column">
      <style:table-column-properties style:column-width="5.2507in" style:rel-column-width="51218*"/>
    </style:style>
    <style:style style:name="Table8.A1" style:family="table-cell">
      <style:table-cell-properties fo:padding="0.0382in" fo:border-left="0.0139in solid #4c4c4c" fo:border-right="none" fo:border-top="0.0139in solid #4c4c4c" fo:border-bottom="0.0139in solid #4c4c4c"/>
    </style:style>
    <style:style style:name="Table8.B1" style:family="table-cell">
      <style:table-cell-properties fo:padding="0.0382in" fo:border="0.0139in solid #4c4c4c"/>
    </style:style>
    <style:style style:name="Table8.A2" style:family="table-cell">
      <style:table-cell-properties fo:padding="0.0382in" fo:border-left="0.0139in solid #4c4c4c" fo:border-right="none" fo:border-top="none" fo:border-bottom="0.0139in solid #4c4c4c"/>
    </style:style>
    <style:style style:name="Table8.B2" style:family="table-cell">
      <style:table-cell-properties fo:padding="0.0382in" fo:border-left="0.0139in solid #4c4c4c" fo:border-right="0.0139in solid #4c4c4c" fo:border-top="none" fo:border-bottom="0.0139in solid #4c4c4c"/>
    </style:style>
    <style:style style:name="Table8.A3" style:family="table-cell">
      <style:table-cell-properties style:vertical-align="middle" fo:padding="0.0382in" fo:border-left="0.0139in solid #4c4c4c" fo:border-right="none" fo:border-top="none" fo:border-bottom="0.0139in solid #4c4c4c"/>
    </style:style>
    <style:style style:name="Table11" style:family="table">
      <style:table-properties style:width="6.7188in" table:align="margins" style:writing-mode="lr-tb"/>
    </style:style>
    <style:style style:name="Table11.A" style:family="table-column">
      <style:table-column-properties style:column-width="1.2861in" style:rel-column-width="12545*"/>
    </style:style>
    <style:style style:name="Table11.B" style:family="table-column">
      <style:table-column-properties style:column-width="5.4326in" style:rel-column-width="52990*"/>
    </style:style>
    <style:style style:name="Table11.A1" style:family="table-cell">
      <style:table-cell-properties fo:padding="0.0382in" fo:border-left="0.0139in solid #4c4c4c" fo:border-right="none" fo:border-top="0.0139in solid #4c4c4c" fo:border-bottom="0.0139in solid #4c4c4c"/>
    </style:style>
    <style:style style:name="Table11.B1" style:family="table-cell">
      <style:table-cell-properties fo:padding="0.0382in" fo:border="0.0139in solid #4c4c4c"/>
    </style:style>
    <style:style style:name="Table11.A2" style:family="table-cell">
      <style:table-cell-properties fo:padding="0.0382in" fo:border-left="0.0139in solid #4c4c4c" fo:border-right="none" fo:border-top="none" fo:border-bottom="0.0139in solid #4c4c4c"/>
    </style:style>
    <style:style style:name="Table11.B2" style:family="table-cell">
      <style:table-cell-properties fo:padding="0.0382in" fo:border-left="0.0139in solid #4c4c4c" fo:border-right="0.0139in solid #4c4c4c" fo:border-top="none" fo:border-bottom="0.0139in solid #4c4c4c"/>
    </style:style>
    <style:style style:name="Table11.A3" style:family="table-cell">
      <style:table-cell-properties style:vertical-align="middle" fo:padding="0.0382in" fo:border-left="0.0139in solid #4c4c4c" fo:border-right="none" fo:border-top="none" fo:border-bottom="0.0139in solid #4c4c4c"/>
    </style:style>
    <style:style style:name="Table11.B3.1" style:family="table-column">
      <style:table-column-properties style:column-width="1.4153in" style:rel-column-width="13803*"/>
    </style:style>
    <style:style style:name="Table11.B3.2" style:family="table-column">
      <style:table-column-properties style:column-width="4.0174in" style:rel-column-width="39187*"/>
    </style:style>
    <style:style style:name="Table12" style:family="table">
      <style:table-properties style:width="6.7188in" table:align="margins" style:writing-mode="lr-tb"/>
    </style:style>
    <style:style style:name="Table12.A" style:family="table-column">
      <style:table-column-properties style:column-width="1.4681in" style:rel-column-width="14317*"/>
    </style:style>
    <style:style style:name="Table12.B" style:family="table-column">
      <style:table-column-properties style:column-width="5.2507in" style:rel-column-width="51218*"/>
    </style:style>
    <style:style style:name="Table12.A1" style:family="table-cell">
      <style:table-cell-properties fo:padding="0.0382in" fo:border-left="0.0139in solid #4c4c4c" fo:border-right="none" fo:border-top="0.0139in solid #4c4c4c" fo:border-bottom="0.0139in solid #4c4c4c"/>
    </style:style>
    <style:style style:name="Table12.B1" style:family="table-cell">
      <style:table-cell-properties fo:padding="0.0382in" fo:border="0.0139in solid #4c4c4c"/>
    </style:style>
    <style:style style:name="Table12.A2" style:family="table-cell">
      <style:table-cell-properties fo:padding="0.0382in" fo:border-left="0.0139in solid #4c4c4c" fo:border-right="none" fo:border-top="none" fo:border-bottom="0.0139in solid #4c4c4c"/>
    </style:style>
    <style:style style:name="Table12.B2" style:family="table-cell">
      <style:table-cell-properties fo:padding="0.0382in" fo:border-left="0.0139in solid #4c4c4c" fo:border-right="0.0139in solid #4c4c4c" fo:border-top="none" fo:border-bottom="0.0139in solid #4c4c4c"/>
    </style:style>
    <style:style style:name="Table12.A3" style:family="table-cell">
      <style:table-cell-properties style:vertical-align="middle" fo:padding="0.0382in" fo:border-left="0.0139in solid #4c4c4c" fo:border-right="none" fo:border-top="none" fo:border-bottom="0.0139in solid #4c4c4c"/>
    </style:style>
    <style:style style:name="Table13" style:family="table">
      <style:table-properties style:width="6.7188in" table:align="margins" style:writing-mode="lr-tb"/>
    </style:style>
    <style:style style:name="Table13.A" style:family="table-column">
      <style:table-column-properties style:column-width="1.2861in" style:rel-column-width="12545*"/>
    </style:style>
    <style:style style:name="Table13.B" style:family="table-column">
      <style:table-column-properties style:column-width="5.4326in" style:rel-column-width="52990*"/>
    </style:style>
    <style:style style:name="Table13.A1" style:family="table-cell">
      <style:table-cell-properties fo:padding="0.0382in" fo:border-left="0.0139in solid #4c4c4c" fo:border-right="none" fo:border-top="0.0139in solid #4c4c4c" fo:border-bottom="0.0139in solid #4c4c4c"/>
    </style:style>
    <style:style style:name="Table13.B1" style:family="table-cell">
      <style:table-cell-properties fo:padding="0.0382in" fo:border="0.0139in solid #4c4c4c"/>
    </style:style>
    <style:style style:name="Table13.A2" style:family="table-cell">
      <style:table-cell-properties fo:padding="0.0382in" fo:border-left="0.0139in solid #4c4c4c" fo:border-right="none" fo:border-top="none" fo:border-bottom="0.0139in solid #4c4c4c"/>
    </style:style>
    <style:style style:name="Table13.B2" style:family="table-cell">
      <style:table-cell-properties fo:padding="0.0382in" fo:border-left="0.0139in solid #4c4c4c" fo:border-right="0.0139in solid #4c4c4c" fo:border-top="none" fo:border-bottom="0.0139in solid #4c4c4c"/>
    </style:style>
    <style:style style:name="Table13.A3" style:family="table-cell">
      <style:table-cell-properties style:vertical-align="middle" fo:padding="0.0382in" fo:border-left="0.0139in solid #4c4c4c" fo:border-right="none" fo:border-top="none" fo:border-bottom="0.0139in solid #4c4c4c"/>
    </style:style>
    <style:style style:name="Table13.B3.1" style:family="table-column">
      <style:table-column-properties style:column-width="1.4153in" style:rel-column-width="13803*"/>
    </style:style>
    <style:style style:name="Table13.B3.2" style:family="table-column">
      <style:table-column-properties style:column-width="4.0174in" style:rel-column-width="39187*"/>
    </style:style>
    <style:style style:name="Table14" style:family="table">
      <style:table-properties style:width="6.7188in" table:align="margins" style:writing-mode="lr-tb"/>
    </style:style>
    <style:style style:name="Table14.A" style:family="table-column">
      <style:table-column-properties style:column-width="1.4681in" style:rel-column-width="14317*"/>
    </style:style>
    <style:style style:name="Table14.B" style:family="table-column">
      <style:table-column-properties style:column-width="5.2507in" style:rel-column-width="51218*"/>
    </style:style>
    <style:style style:name="Table14.A1" style:family="table-cell">
      <style:table-cell-properties fo:padding="0.0382in" fo:border-left="0.0139in solid #4c4c4c" fo:border-right="none" fo:border-top="0.0139in solid #4c4c4c" fo:border-bottom="0.0139in solid #4c4c4c"/>
    </style:style>
    <style:style style:name="Table14.B1" style:family="table-cell">
      <style:table-cell-properties fo:padding="0.0382in" fo:border="0.0139in solid #4c4c4c"/>
    </style:style>
    <style:style style:name="Table14.A2" style:family="table-cell">
      <style:table-cell-properties fo:padding="0.0382in" fo:border-left="0.0139in solid #4c4c4c" fo:border-right="none" fo:border-top="none" fo:border-bottom="0.0139in solid #4c4c4c"/>
    </style:style>
    <style:style style:name="Table14.B2" style:family="table-cell">
      <style:table-cell-properties fo:padding="0.0382in" fo:border-left="0.0139in solid #4c4c4c" fo:border-right="0.0139in solid #4c4c4c" fo:border-top="none" fo:border-bottom="0.0139in solid #4c4c4c"/>
    </style:style>
    <style:style style:name="Table14.A3" style:family="table-cell">
      <style:table-cell-properties style:vertical-align="middle" fo:padding="0.0382in" fo:border-left="0.0139in solid #4c4c4c" fo:border-right="none" fo:border-top="none" fo:border-bottom="0.0139in solid #4c4c4c"/>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Table_20_Contents">
      <style:paragraph-properties fo:margin-left="0in" fo:margin-right="0in" fo:text-indent="0in" style:auto-text-indent="false"/>
      <style:text-properties style:font-name="FreeSans"/>
    </style:style>
    <style:style style:name="P7" style:family="paragraph" style:parent-style-name="Table_20_Contents">
      <style:paragraph-properties fo:margin-left="0in" fo:margin-right="0in" fo:text-align="start" style:justify-single-word="false" fo:text-indent="0in" style:auto-text-indent="false"/>
      <style:text-properties style:font-name="FreeSans"/>
    </style:style>
    <style:style style:name="P8" style:family="paragraph" style:parent-style-name="Table">
      <style:paragraph-properties fo:margin-left="0in" fo:margin-right="0in" fo:text-align="center" style:justify-single-word="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weight="bold"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style>
    <style:style style:name="P12"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style:font-name="FreeMono"/>
    </style:style>
    <style:style style:name="P13"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style="italic" style:font-style-asian="italic" style:font-style-complex="italic"/>
    </style:style>
    <style:style style:name="P14" style:family="paragraph" style:parent-style-name="Table_20_Heading">
      <style:text-properties style:font-name="FreeSans"/>
    </style:style>
    <style:style style:name="P15" style:family="paragraph" style:parent-style-name="Table_20_Contents">
      <style:text-properties style:font-name="FreeSans"/>
    </style:style>
    <style:style style:name="P16" style:family="paragraph" style:parent-style-name="Standard">
      <style:paragraph-properties fo:margin-left="-0.4925in" fo:margin-right="0in" fo:text-align="start" style:justify-single-word="false" fo:text-indent="0in" style:auto-text-indent="false"/>
      <style:text-properties style:font-name="FreeSans" fo:font-size="18pt" style:font-size-asian="18pt" style:font-size-complex="18pt"/>
    </style:style>
    <style:style style:name="P17" style:family="paragraph" style:parent-style-name="Standard">
      <style:paragraph-properties fo:margin-left="0.9846in" fo:margin-right="0in" fo:text-align="start" style:justify-single-word="false" fo:text-indent="0in" style:auto-text-indent="false"/>
      <style:text-properties style:font-name="FreeSans" fo:font-size="20pt" style:font-size-asian="20pt" style:font-size-complex="20pt"/>
    </style:style>
    <style:style style:name="P18" style:family="paragraph" style:parent-style-name="Standard">
      <style:paragraph-properties fo:margin-left="0.9846in" fo:margin-right="0in" fo:text-align="start" style:justify-single-word="false" fo:text-indent="0in" style:auto-text-indent="false"/>
      <style:text-properties style:font-name="FreeSans"/>
    </style:style>
    <style:style style:name="P19" style:family="paragraph" style:parent-style-name="Table">
      <style:paragraph-properties fo:text-align="center" style:justify-single-word="false"/>
    </style:style>
    <style:style style:name="P20" style:family="paragraph" style:parent-style-name="Contents_20_1">
      <style:paragraph-properties>
        <style:tab-stops>
          <style:tab-stop style:position="6.5217in" style:type="right" style:leader-style="dotted" style:leader-text="."/>
        </style:tab-stops>
      </style:paragraph-properties>
    </style:style>
    <style:style style:name="P21" style:family="paragraph" style:parent-style-name="Contents_20_2">
      <style:paragraph-properties>
        <style:tab-stops>
          <style:tab-stop style:position="0.5417in"/>
          <style:tab-stop style:position="6.4189in" style:type="right" style:leader-style="dotted" style:leader-text="."/>
          <style:tab-stop style:position="6.561in" style:leader-style="dotted" style:leader-text="."/>
        </style:tab-stops>
      </style:paragraph-properties>
    </style:style>
    <style:style style:name="P22" style:family="paragraph" style:parent-style-name="Standard">
      <style:text-properties fo:font-size="10pt" style:font-size-asian="10pt" style:font-size-complex="10pt" text:display="none"/>
    </style:style>
    <style:style style:name="P23" style:family="paragraph" style:parent-style-name="Standard" style:master-page-name="Convert_20_1">
      <style:paragraph-properties fo:margin-left="0in" fo:margin-right="0in" fo:text-align="center" style:justify-single-word="false" fo:text-indent="0in" style:auto-text-indent="false" style:page-number="auto"/>
      <style:text-properties fo:font-variant="small-caps" fo:font-size="18pt" fo:font-weight="bold" style:font-size-asian="18pt" style:font-weight-asian="bold" style:font-size-complex="18pt"/>
    </style:style>
    <style:style style:name="P24" style:family="paragraph" style:parent-style-name="Standard" style:list-style-name="L1">
      <style:paragraph-properties fo:margin-left="0in" fo:margin-right="0in" fo:text-indent="0in" style:auto-text-indent="false"/>
    </style:style>
    <style:style style:name="P25" style:family="paragraph" style:parent-style-name="Standard" style:list-style-name="L1">
      <style:paragraph-properties fo:margin-left="0in" fo:margin-right="0in" fo:text-align="start" style:justify-single-word="false" fo:text-indent="0in" style:auto-text-indent="false"/>
    </style:style>
    <style:style style:name="P26" style:family="paragraph" style:parent-style-name="Heading_20_1" style:master-page-name="Standard">
      <style:paragraph-properties style:page-number="auto"/>
      <style:text-properties fo:font-size="24pt" style:font-size-asian="24pt" style:font-size-complex="24pt"/>
    </style:style>
    <style:style style:name="P27" style:family="paragraph" style:parent-style-name="Heading_20_1">
      <style:paragraph-properties fo:margin-left="-0.4925in" fo:margin-right="0in" fo:text-indent="0in" style:auto-text-indent="false"/>
      <style:text-properties fo:font-size="24pt" style:font-size-asian="24pt" style:font-size-complex="24pt"/>
    </style:style>
    <style:style style:name="P28" style:family="paragraph" style:parent-style-name="Heading_20_1" style:master-page-name="Convert_20_2">
      <style:paragraph-properties style:page-number="auto"/>
    </style:style>
    <style:style style:name="P29" style:family="paragraph" style:parent-style-name="Heading_20_1">
      <style:paragraph-properties fo:margin-left="0in" fo:margin-right="0in" fo:text-indent="0in" style:auto-text-indent="false"/>
    </style:style>
    <style:style style:name="P30" style:family="paragraph" style:parent-style-name="Heading_20_2">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is-list-header="true"/>
      <text:h text:style-name="P27" text:outline-level="1" text:is-list-header="true"/>
      <text:p text:style-name="P16"><text:line-break/></text:p>
      <text:p text:style-name="P17"><text:span text:style-name="T4">The GridFactory </text:span><text:span text:style-name="T3">web services </text:span></text:p>
      <text:p text:style-name="P18"/>
      <text:p text:style-name="P18">Frederik Orellana</text:p>
      <text:p text:style-name="P18">Niels Bohr Institute</text:p>
      <text:p text:style-name="P18">Copenhagen University</text:p>
      <text:p text:style-name="P18">May 2008</text:p>
      <text:p text:style-name="P23">Contents</text:p>
      <text:p text:style-name="P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5417in" style:leader-char=" " style:with-tab="false"/>
            <text:index-entry-tab-stop style:type="left" style:position="6.561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20"><text:a xlink:type="simple" xlink:href="#1.The GridFactory computing system|outline">1 The GridFactory computing system<text:tab/>3</text:a></text:p>
          <text:p text:style-name="P21"><text:a xlink:type="simple" xlink:href="#1.1.Job description|outline">1.1 <text:s/>Job description<text:tab/>3</text:a></text:p>
          <text:p text:style-name="P21"><text:a xlink:type="simple" xlink:href="#1.2.Job submission|outline">1.2 <text:s/>Job submission<text:tab/>3</text:a></text:p>
          <text:p text:style-name="P21"><text:a xlink:type="simple" xlink:href="#1.3.Job execution|outline">1.3 <text:s/>Job execution<text:tab/>3</text:a></text:p>
          <text:p text:style-name="P21"><text:a xlink:type="simple" xlink:href="#1.4.Job query and manipulation|outline">1.4 <text:s/>Job query and manipulation<text:tab/>3</text:a></text:p>
          <text:p text:style-name="P20"><text:a xlink:type="simple" xlink:href="#2.Interface specification|outline">2 Interface specification<text:tab/>4</text:a></text:p>
          <text:p text:style-name="P21"><text:a xlink:type="simple" xlink:href="#2.1.Job directives|outline">2.1 <text:s/>Job directives<text:tab/>4</text:a></text:p>
          <text:p text:style-name="P21"><text:a xlink:type="simple" xlink:href="#2.2.Database schema|outline">2.2 <text:s/>Database schema<text:tab/>5</text:a></text:p>
          <text:p text:style-name="P21"><text:a xlink:type="simple" xlink:href="#2.3.Mime types|outline">2.3 <text:s/>Mime types<text:tab/>6</text:a></text:p>
          <text:p text:style-name="P21"><text:a xlink:type="simple" xlink:href="#2.4.Communication and security|outline">2.4 <text:s/>Communication and security<text:tab/>6</text:a></text:p>
          <text:p text:style-name="P21"><text:a xlink:type="simple" xlink:href="#2.5.Submitting a job and uploading input files|outline">2.5 <text:s/>Submitting a job and uploading input files<text:tab/>6</text:a></text:p>
          <text:p text:style-name="P21"><text:a xlink:type="simple" xlink:href="#2.6.Getting job records|outline">2.6 <text:s/>Getting job records<text:tab/>7</text:a></text:p>
          <text:p text:style-name="P21"><text:a xlink:type="simple" xlink:href="#2.7.Getting a specific job record|outline">2.7 <text:s/>Getting a specific job record<text:tab/>8</text:a></text:p>
          <text:p text:style-name="P21"><text:a xlink:type="simple" xlink:href="#2.8.Modifying the status of a job|outline">2.8 <text:s/>Modifying the status of a job<text:tab/>9</text:a></text:p>
          <text:p text:style-name="P21"><text:a xlink:type="simple" xlink:href="#2.9.Downloading output files|outline">2.9 <text:s/>Downloading output files<text:tab/>10</text:a></text:p>
          <text:p text:style-name="P20"><text:a xlink:type="simple" xlink:href="#3.Bibliography|outline">3 Bibliography<text:tab/>10</text:a></text:p>
        </text:index-body>
      </text:table-of-content>
      <text:h text:style-name="P28" text:outline-level="1">The GridFactory computing system</text:h>
      <text:p text:style-name="P1">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access control based on X.509 identities and virtual organisations<text:note text:id="ftn1" text:note-class="footnote"><text:note-citation>1</text:note-citation><text:note-body><text:p text:style-name="P1">mod_gacl is described in a separate publication [<text:reference-ref text:reference-format="text" text:ref-name="MOD_GACL">MOD_GACL</text:reference-ref>].</text:p></text:note-body></text:note>,. Compute jobs are described by records in a database.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1">A compute job is described by a record in a database table. This record contains information for the worker nodes on where to download input files and upload output files, the current status of the job, the requirements of the jobs etc. All fields of a job description record are readable through the mod_gridfactory web service. </text:p>
      <text:h text:style-name="Heading_20_2" text:outline-level="2">Job submission</text:h>
      <text:p text:style-name="P1">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1">Jobs are picked up by worker nodes that each run a daemon that regularly scans the job database tabl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1">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h text:style-name="Heading_20_2" text:outline-level="2">Job history</text:h>
      <text:p text:style-name="P1">A separate database table is used to keep information about each job that has been accepted. All fields of a job history record are readable through the mod_gridfactory web service. </text:p>
      <text:h text:style-name="Heading_20_2" text:outline-level="2"><text:soft-page-break/>Node information</text:h>
      <text:p text:style-name="P1">Another database table is used to keep information about the worker nodes that are currently pulling jobs from the server. All fields of a job history record are readable through the mod_gridfactory web service. </text:p>
      <text:h text:style-name="Heading_20_1" text:outline-level="1">Interface specification</text:h>
      <text:h text:style-name="Heading_20_2" text:outline-level="2">Job directives</text:h>
      <text:p text:style-name="P1">The file “job” in the job directory can either be:</text:p>
      <text:list xml:id="list691220071" text:style-name="L1">
        <text:list-item>
          <text:p text:style-name="P24">a single directive pointing to the executable job script (containing the in-lined job directives)<text:line-break/></text:p>
        </text:list-item>
      </text:list>
      <text:p text:style-name="P12">#GRIDFACTORY -x [executable script]</text:p>
      <text:p text:style-name="P1"/>
      <text:list xml:id="list240843566" text:continue-list="list691220071" text:style-name="L1">
        <text:list-item text:start-value="1">
          <text:p text:style-name="P25">the executable job script itself – containing the in-lined directives<text:line-break/></text:p>
        </text:list-item>
      </text:list>
      <text:p text:style-name="P12">#GRIDFACTORY -n [job name]</text:p>
      <text:p text:style-name="P12">#GRIDFACTORY -i [input file 1] [input file 2] ...</text:p>
      <text:p text:style-name="P12">#GRIDFACTORY -e [executable 1] [executable 2] ...</text:p>
      <text:p text:style-name="P12">#GRIDFACTORY -t [running time on a 2.8 GHz Intel Pentium<text:line-break/> <text:s text:c="16"/>processor]</text:p>
      <text:p text:style-name="P12">#GRIDFACTORY -m [required memory in megabytes]</text:p>
      <text:p text:style-name="P12"><text:span text:style-name="T5">#GRIDFACTORY -z (request virtualisation</text:span>)</text:p>
      <text:p text:style-name="P12">#GRIDFACTORY -o [output files]</text:p>
      <text:p text:style-name="P12">#GRIDFACTORY -r [runtime environment 1] [runtime environment 2] ..</text:p>
      <text:p text:style-name="P12">#GRIDFACTORY -y [operating system]</text:p>
      <text:p text:style-name="P12">#GRIDFACTORY -s [distinguished name identifying the submitter]</text:p>
      <text:p text:style-name="P12">#GRIDFACTORY -v [allowed virtual organization 1]<text:line-break/> <text:s text:c="15"/>[allowed virtual organization 2]</text:p>
      <text:p text:style-name="P12">#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p text:style-name="P1"/>
      <text:p text:style-name="P1"/>
      <text:p text:style-name="P1"/>
      <text:p text:style-name="P1"/>
      <text:h text:style-name="Heading_20_2" text:outline-level="2"><text:soft-page-break/>Database schemas</text:h>
      <table:table table:name="Table3" table:style-name="Table3">
        <table:table-column table:style-name="Table3.A"/>
        <table:table-column table:style-name="Table3.B"/>
        <table:table-row>
          <table:table-cell table:style-name="Table3.A1" office:value-type="string">
            <text:p text:style-name="P14">Field</text:p>
          </table:table-cell>
          <table:table-cell table:style-name="Table3.B1" office:value-type="string">
            <text:p text:style-name="P14">Type</text:p>
          </table:table-cell>
        </table:table-row>
        <table:table-row>
          <table:table-cell table:style-name="Table3.A2" office:value-type="string">
            <text:p text:style-name="P6">identifier</text:p>
          </table:table-cell>
          <table:table-cell table:style-name="Table3.B2" office:value-type="string">
            <text:p text:style-name="P6">varchar(255)</text:p>
          </table:table-cell>
        </table:table-row>
        <table:table-row>
          <table:table-cell table:style-name="Table3.A2" office:value-type="string">
            <text:p text:style-name="P6">name</text:p>
          </table:table-cell>
          <table:table-cell table:style-name="Table3.B2" office:value-type="string">
            <text:p text:style-name="P6">varchar(255)</text:p>
          </table:table-cell>
        </table:table-row>
        <table:table-row>
          <table:table-cell table:style-name="Table3.A2" office:value-type="string">
            <text:p text:style-name="P6">csStatus</text:p>
          </table:table-cell>
          <table:table-cell table:style-name="Table3.B2" office:value-type="string">
            <text:p text:style-name="P6">varchar(255)</text:p>
          </table:table-cell>
        </table:table-row>
        <table:table-row>
          <table:table-cell table:style-name="Table3.A2" office:value-type="string">
            <text:p text:style-name="P6">userInfo</text:p>
          </table:table-cell>
          <table:table-cell table:style-name="Table3.B2" office:value-type="string">
            <text:p text:style-name="P6">varchar(255)</text:p>
          </table:table-cell>
        </table:table-row>
        <table:table-row>
          <table:table-cell table:style-name="Table3.A2" office:value-type="string">
            <text:p text:style-name="P6">inputFileURLs</text:p>
          </table:table-cell>
          <table:table-cell table:style-name="Table3.B2" office:value-type="string">
            <text:p text:style-name="P6">text</text:p>
          </table:table-cell>
        </table:table-row>
        <table:table-row>
          <table:table-cell table:style-name="Table3.A2" office:value-type="string">
            <text:p text:style-name="P6">outFileMapping</text:p>
          </table:table-cell>
          <table:table-cell table:style-name="Table3.B2" office:value-type="string">
            <text:p text:style-name="P6">text</text:p>
          </table:table-cell>
        </table:table-row>
        <table:table-row>
          <table:table-cell table:style-name="Table3.A2" office:value-type="string">
            <text:p text:style-name="P6">providerInfo</text:p>
          </table:table-cell>
          <table:table-cell table:style-name="Table3.B2" office:value-type="string">
            <text:p text:style-name="P6">varchar(255)</text:p>
          </table:table-cell>
        </table:table-row>
        <table:table-row>
          <table:table-cell table:style-name="Table3.A2" office:value-type="string">
            <text:p text:style-name="P6">created</text:p>
          </table:table-cell>
          <table:table-cell table:style-name="Table3.B2" office:value-type="string">
            <text:p text:style-name="P6">datetime</text:p>
          </table:table-cell>
        </table:table-row>
        <table:table-row>
          <table:table-cell table:style-name="Table3.A2" office:value-type="string">
            <text:p text:style-name="P6">lastModified</text:p>
          </table:table-cell>
          <table:table-cell table:style-name="Table3.B2" office:value-type="string">
            <text:p text:style-name="P6">datetime</text:p>
          </table:table-cell>
        </table:table-row>
        <table:table-row>
          <table:table-cell table:style-name="Table3.A2" office:value-type="string">
            <text:p text:style-name="P6">outTmp</text:p>
          </table:table-cell>
          <table:table-cell table:style-name="Table3.B2" office:value-type="string">
            <text:p text:style-name="P6">varchar(255)</text:p>
          </table:table-cell>
        </table:table-row>
        <table:table-row>
          <table:table-cell table:style-name="Table3.A2" office:value-type="string">
            <text:p text:style-name="P6">errTmp</text:p>
          </table:table-cell>
          <table:table-cell table:style-name="Table3.B2" office:value-type="string">
            <text:p text:style-name="P6">varchar(255)</text:p>
          </table:table-cell>
        </table:table-row>
        <table:table-row>
          <table:table-cell table:style-name="Table3.A2" office:value-type="string">
            <text:p text:style-name="P6">jobID</text:p>
          </table:table-cell>
          <table:table-cell table:style-name="Table3.B2" office:value-type="string">
            <text:p text:style-name="P6">varchar(255)</text:p>
          </table:table-cell>
        </table:table-row>
        <table:table-row>
          <table:table-cell table:style-name="Table3.A2" office:value-type="string">
            <text:p text:style-name="P6">metaData</text:p>
          </table:table-cell>
          <table:table-cell table:style-name="Table3.B2" office:value-type="string">
            <text:p text:style-name="P6">text</text:p>
          </table:table-cell>
        </table:table-row>
        <table:table-row>
          <table:table-cell table:style-name="Table3.A2" office:value-type="string">
            <text:p text:style-name="P6">host</text:p>
          </table:table-cell>
          <table:table-cell table:style-name="Table3.B2" office:value-type="string">
            <text:p text:style-name="P6">varchar(255)</text:p>
          </table:table-cell>
        </table:table-row>
        <table:table-row>
          <table:table-cell table:style-name="Table3.A2" office:value-type="string">
            <text:p text:style-name="P6">gridTime</text:p>
          </table:table-cell>
          <table:table-cell table:style-name="Table3.B2" office:value-type="string">
            <text:p text:style-name="P6">int(16)</text:p>
          </table:table-cell>
        </table:table-row>
        <table:table-row>
          <table:table-cell table:style-name="Table3.A2" office:value-type="string">
            <text:p text:style-name="P6">memory</text:p>
          </table:table-cell>
          <table:table-cell table:style-name="Table3.B2" office:value-type="string">
            <text:p text:style-name="P6">int(16)</text:p>
          </table:table-cell>
        </table:table-row>
        <table:table-row>
          <table:table-cell table:style-name="Table3.A2" office:value-type="string">
            <text:p text:style-name="P6">executable</text:p>
          </table:table-cell>
          <table:table-cell table:style-name="Table3.B2" office:value-type="string">
            <text:p text:style-name="P6">varchar(255)</text:p>
          </table:table-cell>
        </table:table-row>
        <table:table-row>
          <table:table-cell table:style-name="Table3.A2" office:value-type="string">
            <text:p text:style-name="P6">executables</text:p>
          </table:table-cell>
          <table:table-cell table:style-name="Table3.B2" office:value-type="string">
            <text:p text:style-name="P6">text</text:p>
          </table:table-cell>
        </table:table-row>
        <table:table-row>
          <table:table-cell table:style-name="Table3.A2" office:value-type="string">
            <text:p text:style-name="P6">opSys</text:p>
          </table:table-cell>
          <table:table-cell table:style-name="Table3.B2" office:value-type="string">
            <text:p text:style-name="P6">varchar(255)</text:p>
          </table:table-cell>
        </table:table-row>
        <table:table-row>
          <table:table-cell table:style-name="Table3.A2" office:value-type="string">
            <text:p text:style-name="P6">runtimeEnvironments</text:p>
          </table:table-cell>
          <table:table-cell table:style-name="Table3.B2" office:value-type="string">
            <text:p text:style-name="P6">text</text:p>
          </table:table-cell>
        </table:table-row>
        <table:table-row>
          <table:table-cell table:style-name="Table3.A2" office:value-type="string">
            <text:p text:style-name="P6">allowedVOs</text:p>
          </table:table-cell>
          <table:table-cell table:style-name="Table3.B2" office:value-type="string">
            <text:p text:style-name="P6">text</text:p>
          </table:table-cell>
        </table:table-row>
        <table:table-row>
          <table:table-cell table:style-name="Table3.A2" office:value-type="string">
            <text:p text:style-name="P6">virtualize</text:p>
          </table:table-cell>
          <table:table-cell table:style-name="Table3.B2" office:value-type="string">
            <text:p text:style-name="P6">tinyint(4)</text:p>
          </table:table-cell>
        </table:table-row>
        <table:table-row>
          <table:table-cell table:style-name="Table3.A2" office:value-type="string">
            <text:p text:style-name="P6">stdoutDest</text:p>
          </table:table-cell>
          <table:table-cell table:style-name="Table3.B2" office:value-type="string">
            <text:p text:style-name="P6">varchar(255)</text:p>
          </table:table-cell>
        </table:table-row>
        <table:table-row>
          <table:table-cell table:style-name="Table3.A2" office:value-type="string">
            <text:p text:style-name="P6">stderrDest</text:p>
          </table:table-cell>
          <table:table-cell table:style-name="Table3.B2" office:value-type="string">
            <text:p text:style-name="P6">varchar(255)</text:p>
          </table:table-cell>
        </table:table-row>
      </table:table>
      <text:p text:style-name="P19">Table <text:sequence text:ref-name="refTable0" text:name="Table" text:formula="ooow:Table+1" style:num-format="1">1</text:sequence>: Schema of the job definition table.</text:p>
      <table:table table:name="Table9" table:style-name="Table9">
        <table:table-column table:style-name="Table9.A"/>
        <table:table-column table:style-name="Table9.B"/>
        <text:soft-page-break/>
        <table:table-row>
          <table:table-cell table:style-name="Table9.A1" office:value-type="string">
            <text:p text:style-name="P14">Field</text:p>
          </table:table-cell>
          <table:table-cell table:style-name="Table9.B1" office:value-type="string">
            <text:p text:style-name="P14">Type</text:p>
          </table:table-cell>
        </table:table-row>
        <table:table-row>
          <table:table-cell table:style-name="Table9.A2" office:value-type="string">
            <text:p text:style-name="P6">csStatusHistory</text:p>
          </table:table-cell>
          <table:table-cell table:style-name="Table9.B2" office:value-type="string">
            <text:p text:style-name="P6">text</text:p>
          </table:table-cell>
        </table:table-row>
      </table:table>
      <text:p text:style-name="P19">Table <text:sequence text:ref-name="refTable1" text:name="Table" text:formula="ooow:Table+1" style:num-format="1">2</text:sequence>: Additional field of the schema of the job history table as compared to that of the job definition table.</text:p>
      <text:p text:style-name="P1"/>
      <text:p text:style-name="P5"/>
      <table:table table:name="Table10" table:style-name="Table10">
        <table:table-column table:style-name="Table10.A"/>
        <table:table-column table:style-name="Table10.B"/>
        <table:table-row>
          <table:table-cell table:style-name="Table10.A1" office:value-type="string">
            <text:p text:style-name="P14">Field</text:p>
          </table:table-cell>
          <table:table-cell table:style-name="Table10.B1" office:value-type="string">
            <text:p text:style-name="P14">Type</text:p>
          </table:table-cell>
        </table:table-row>
        <table:table-row>
          <table:table-cell table:style-name="Table10.A2" office:value-type="string">
            <text:p text:style-name="P6">identifier</text:p>
          </table:table-cell>
          <table:table-cell table:style-name="Table10.B2" office:value-type="string">
            <text:p text:style-name="P6">varchar(255)</text:p>
          </table:table-cell>
        </table:table-row>
        <table:table-row>
          <table:table-cell table:style-name="Table10.A2" office:value-type="string">
            <text:p text:style-name="P6">host</text:p>
          </table:table-cell>
          <table:table-cell table:style-name="Table10.B2" office:value-type="string">
            <text:p text:style-name="P6">varchar(255)</text:p>
          </table:table-cell>
        </table:table-row>
        <table:table-row>
          <table:table-cell table:style-name="Table10.A2" office:value-type="string">
            <text:p text:style-name="P6">maxJobs</text:p>
          </table:table-cell>
          <table:table-cell table:style-name="Table10.B2" office:value-type="string">
            <text:p text:style-name="P6">int(16)</text:p>
          </table:table-cell>
        </table:table-row>
        <table:table-row>
          <table:table-cell table:style-name="Table10.A2" office:value-type="string">
            <text:p text:style-name="P6">allowedVOs</text:p>
          </table:table-cell>
          <table:table-cell table:style-name="Table10.B2" office:value-type="string">
            <text:p text:style-name="P6">text</text:p>
          </table:table-cell>
        </table:table-row>
        <table:table-row>
          <table:table-cell table:style-name="Table10.A2" office:value-type="string">
            <text:p text:style-name="P6">virtualize</text:p>
          </table:table-cell>
          <table:table-cell table:style-name="Table10.B2" office:value-type="string">
            <text:p text:style-name="P6">tinyint(4)</text:p>
          </table:table-cell>
        </table:table-row>
        <table:table-row>
          <table:table-cell table:style-name="Table10.A2" office:value-type="string">
            <text:p text:style-name="P6">hypervisors</text:p>
          </table:table-cell>
          <table:table-cell table:style-name="Table10.B2" office:value-type="string">
            <text:p text:style-name="P6">text</text:p>
          </table:table-cell>
        </table:table-row>
        <table:table-row>
          <table:table-cell table:style-name="Table10.A2" office:value-type="string">
            <text:p text:style-name="P6">maxMBPerJob</text:p>
          </table:table-cell>
          <table:table-cell table:style-name="Table10.B2" office:value-type="string">
            <text:p text:style-name="P6">int(16)</text:p>
          </table:table-cell>
        </table:table-row>
        <table:table-row>
          <table:table-cell table:style-name="Table10.A2" office:value-type="string">
            <text:p text:style-name="P6">inPorts</text:p>
          </table:table-cell>
          <table:table-cell table:style-name="Table10.B2" office:value-type="string">
            <text:p text:style-name="P6">varchar(255)</text:p>
          </table:table-cell>
        </table:table-row>
        <table:table-row>
          <table:table-cell table:style-name="Table10.A2" office:value-type="string">
            <text:p text:style-name="P6">outPorts</text:p>
          </table:table-cell>
          <table:table-cell table:style-name="Table10.B2" office:value-type="string">
            <text:p text:style-name="P6">varchar(255)</text:p>
          </table:table-cell>
        </table:table-row>
        <table:table-row>
          <table:table-cell table:style-name="Table10.A2" office:value-type="string">
            <text:p text:style-name="P6">providerInfo</text:p>
          </table:table-cell>
          <table:table-cell table:style-name="Table10.B2" office:value-type="string">
            <text:p text:style-name="P6">varchar(255)</text:p>
          </table:table-cell>
        </table:table-row>
        <table:table-row>
          <table:table-cell table:style-name="Table10.A2" office:value-type="string">
            <text:p text:style-name="P6">created</text:p>
          </table:table-cell>
          <table:table-cell table:style-name="Table10.B2" office:value-type="string">
            <text:p text:style-name="P6">datetime</text:p>
          </table:table-cell>
        </table:table-row>
        <table:table-row>
          <table:table-cell table:style-name="Table10.A2" office:value-type="string">
            <text:p text:style-name="P6">lastModified</text:p>
          </table:table-cell>
          <table:table-cell table:style-name="Table10.B2" office:value-type="string">
            <text:p text:style-name="P6">datetime</text:p>
          </table:table-cell>
        </table:table-row>
      </table:table>
      <text:p text:style-name="P19">Table <text:sequence text:ref-name="refTable2" text:name="Table" text:formula="ooow:Table+1" style:num-format="1">3</text:sequence>: Schema of the node information table.</text:p>
      <text:h text:style-name="Heading_20_2" text:outline-level="2">Mime types</text:h>
      <text:p text:style-name="P1"/>
      <table:table table:name="Table1" table:style-name="Table1">
        <table:table-column table:style-name="Table1.A"/>
        <table:table-column table:style-name="Table1.B"/>
        <table:table-row>
          <table:table-cell table:style-name="Table1.A1" office:value-type="string">
            <text:p text:style-name="P14">Mimetype</text:p>
          </table:table-cell>
          <table:table-cell table:style-name="Table1.B1" office:value-type="string">
            <text:p text:style-name="P14">Description</text:p>
          </table:table-cell>
        </table:table-row>
        <table:table-row>
          <table:table-cell table:style-name="Table1.A2" office:value-type="string">
            <text:p text:style-name="P15">gridfactory/job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5">gridfactory/jobrecord+text</text:p>
          </table:table-cell>
          <table:table-cell table:style-name="Table1.B2" office:value-type="string">
            <text:p text:style-name="P7">A job newline-separated job record with lines of the form [key]:[value]</text:p>
          </table:table-cell>
        </table:table-row>
        <table:table-row>
          <table:table-cell table:style-name="Table1.A2" office:value-type="string">
            <text:p text:style-name="P15">gridfactory/noderecords+text</text:p>
          </table:table-cell>
          <table:table-cell table:style-name="Table1.B2" office:value-type="string">
            <text:p text:style-name="P7">A list of job records in the form of an SQL response (with newline as record separator <text:soft-page-break/>and tab as field separator)</text:p>
          </table:table-cell>
        </table:table-row>
        <table:table-row>
          <table:table-cell table:style-name="Table1.A2" office:value-type="string">
            <text:p text:style-name="P15">gridfactory/noderecord+text</text:p>
          </table:table-cell>
          <table:table-cell table:style-name="Table1.B2" office:value-type="string">
            <text:p text:style-name="P7">A job newline-separated job record with lines of the form [key]:[value]</text:p>
          </table:table-cell>
        </table:table-row>
      </table:table>
      <text:p text:style-name="P8">Table <text:sequence text:ref-name="refTable3" text:name="Table" text:formula="ooow:Table+1" style:num-format="1">4</text:sequence>: Mime types for request bodies and response documents.</text:p>
      <text:p text:style-name="P3"><text:span text:style-name="T2">A job record is represented by a tab-separated line of values corresponding to the fields of table </text:span><text:span text:style-name="T2"><text:sequence-ref text:reference-format="value" text:ref-name="refTable0">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1">In the GridFactory system, the only network communication protocol used is HTTPS. Worker nodes and submitters communicate only with the server and communication is always initiated by he worker node or the submitter – never by the server (pull paradigm).</text:p>
      <text:p text:style-name="P1">The HTTPS communication is two-way authenticated, so all peers must posses a public X.509 certificate and a secret RSA key.</text:p>
      <text:p text:style-name="P1">The GridFactory security set-up is described in more detail in [<text:reference-ref text:reference-format="text" text:ref-name="GRIDFACTORY">GRIDFACTORY</text:reference-ref>].</text:p>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6">URL</text:p>
          </table:table-cell>
          <table:table-cell table:style-name="Table6.B1" office:value-type="string">
            <text:p text:style-name="P6">https://my.server/db/jobs/[identifier]</text:p>
          </table:table-cell>
        </table:table-row>
        <table:table-row>
          <table:table-cell table:style-name="Table6.A2" office:value-type="string">
            <text:p text:style-name="P6">Method</text:p>
          </table:table-cell>
          <table:table-cell table:style-name="Table6.B2" office:value-type="string">
            <text:p text:style-name="P6">MKCOL</text:p>
          </table:table-cell>
        </table:table-row>
        <table:table-row>
          <table:table-cell table:style-name="Table6.A3" office:value-type="string">
            <text:p text:style-name="P6">Returns</text:p>
          </table:table-cell>
          <table:table-cell>
            <table:table table:is-sub-table="true">
              <table:table-column table:style-name="Table6.B"/>
              <table:table-row>
                <table:table-cell table:style-name="Table6.B2" office:value-type="string">
                  <text:p text:style-name="P6">201 Created</text:p>
                </table:table-cell>
              </table:table-row>
              <table:table-row>
                <table:table-cell table:style-name="Table6.B2" office:value-type="string">
                  <text:p text:style-name="P6">401 Access Denied</text:p>
                </table:table-cell>
              </table:table-row>
              <table:table-row>
                <table:table-cell table:style-name="Table6.B2" office:value-type="string">
                  <text:p text:style-name="P6">403 Forbidden</text:p>
                </table:table-cell>
              </table:table-row>
              <table:table-row>
                <table:table-cell table:style-name="Table6.B2" office:value-type="string">
                  <text:p text:style-name="P6">405 Method Not Allowed</text:p>
                </table:table-cell>
              </table:table-row>
            </table:table>
          </table:table-cell>
        </table:table-row>
      </table:table>
      <text:p text:style-name="P8">Table <text:sequence text:ref-name="refTable4" text:name="Table" text:formula="ooow:Table+1" style:num-format="1">5</text:sequence>: Creating a job directory.</text:p>
      <text:p text:style-name="P9">Example:</text:p>
      <text:p text:style-name="P10">MKCOL http://lx08/db/jobs/3b16dcdd-2d5f-11dd-80f2-c3b981785945</text:p>
      <text:p text:style-name="P11">- - - - - - - - - - - - - - - - - - - - - - - - </text:p>
      <text:p text:style-name="P11">201 Created</text:p>
      <text:p text:style-name="P9"><text:soft-page-break/></text:p>
      <text:p text:style-name="Standard"/>
      <table:table table:name="Table7" table:style-name="Table7">
        <table:table-column table:style-name="Table7.A"/>
        <table:table-column table:style-name="Table7.B"/>
        <table:table-row>
          <table:table-cell table:style-name="Table7.A1" office:value-type="string">
            <text:p text:style-name="P6">URL</text:p>
          </table:table-cell>
          <table:table-cell table:style-name="Table7.B1" office:value-type="string">
            <text:p text:style-name="P6">https://my.server/db/jobs/[identifier]/job</text:p>
          </table:table-cell>
        </table:table-row>
        <table:table-row>
          <table:table-cell table:style-name="Table7.A2" office:value-type="string">
            <text:p text:style-name="P6">Method</text:p>
          </table:table-cell>
          <table:table-cell table:style-name="Table7.B2" office:value-type="string">
            <text:p text:style-name="P6">PUT</text:p>
          </table:table-cell>
        </table:table-row>
        <table:table-row>
          <table:table-cell table:style-name="Table7.A3" office:value-type="string">
            <text:p text:style-name="P6">Returns</text:p>
          </table:table-cell>
          <table:table-cell>
            <table:table table:is-sub-table="true">
              <table:table-column table:style-name="Table7.B"/>
              <table:table-row>
                <table:table-cell table:style-name="Table7.B2" office:value-type="string">
                  <text:p text:style-name="P6">201 Created</text:p>
                </table:table-cell>
              </table:table-row>
              <table:table-row>
                <table:table-cell table:style-name="Table7.B2" office:value-type="string">
                  <text:p text:style-name="P6">200 OK</text:p>
                </table:table-cell>
              </table:table-row>
              <table:table-row>
                <table:table-cell table:style-name="Table7.B2" office:value-type="string">
                  <text:p text:style-name="P6">401 Access Denied</text:p>
                </table:table-cell>
              </table:table-row>
              <table:table-row>
                <table:table-cell table:style-name="Table7.B2" office:value-type="string">
                  <text:p text:style-name="P6">403 Forbidden</text:p>
                </table:table-cell>
              </table:table-row>
              <table:table-row>
                <table:table-cell table:style-name="Table7.B2" office:value-type="string">
                  <text:p text:style-name="P6">405 Method Not Allowed</text:p>
                </table:table-cell>
              </table:table-row>
            </table:table>
          </table:table-cell>
        </table:table-row>
      </table:table>
      <text:p text:style-name="P8">Table <text:sequence text:ref-name="refTable5" text:name="Table" text:formula="ooow:Table+1" style:num-format="1">6</text:sequence>: Uploading a job file.</text:p>
      <text:p text:style-name="P9">Example:</text:p>
      <text:p text:style-name="P10">PUT http://lx08/db/jobs/3b16dcdd-2d5f-11dd-80f2-c3b981785945/job</text:p>
      <text:p text:style-name="P11">- - - - - - - - - - - - - - - - - - - - - - - - </text:p>
      <text:p text:style-name="P11">201 Created</text:p>
      <text:p text:style-name="P9"/>
      <text:h text:style-name="Heading_20_2" text:outline-level="2">Getting job definition records</text:h>
      <text:p text:style-name="P2"/>
      <table:table table:name="Table5" table:style-name="Table5">
        <table:table-column table:style-name="Table5.A"/>
        <table:table-column table:style-name="Table5.B"/>
        <table:table-row>
          <table:table-cell table:style-name="Table5.A1" office:value-type="string">
            <text:p text:style-name="P6">URL</text:p>
          </table:table-cell>
          <table:table-cell table:style-name="Table5.B1" office:value-type="string">
            <text:p text:style-name="P6">https://my.server/db/jobs/</text:p>
          </table:table-cell>
        </table:table-row>
        <table:table-row>
          <table:table-cell table:style-name="Table5.A2" office:value-type="string">
            <text:p text:style-name="P6">Method</text:p>
          </table:table-cell>
          <table:table-cell table:style-name="Table5.B2" office:value-type="string">
            <text:p text:style-name="P6">GET</text:p>
          </table:table-cell>
        </table:table-row>
        <table:table-row>
          <table:table-cell table:style-name="Table5.A3" office:value-type="string">
            <text:p text:style-name="P6">Query string</text:p>
          </table:table-cell>
          <table:table-cell>
            <table:table table:is-sub-table="true">
              <table:table-column table:style-name="Table5.B3.1"/>
              <table:table-column table:style-name="Table5.B3.2"/>
              <table:table-row>
                <table:table-cell table:style-name="Table5.A2" office:value-type="string">
                  <text:p text:style-name="P6">csStatus=</text:p>
                </table:table-cell>
                <table:table-cell table:style-name="Table5.B2" office:value-type="string">
                  <text:p text:style-name="P6">Filter by status</text:p>
                </table:table-cell>
              </table:table-row>
              <table:table-row>
                <table:table-cell table:style-name="Table5.A2" office:value-type="string">
                  <text:p text:style-name="P6">userInfo=</text:p>
                </table:table-cell>
                <table:table-cell table:style-name="Table5.B2" office:value-type="string">
                  <text:p text:style-name="P6">Filter by DN of submitter</text:p>
                </table:table-cell>
              </table:table-row>
              <table:table-row>
                <table:table-cell table:style-name="Table5.A2" office:value-type="string">
                  <text:p text:style-name="P6">providerInfo=</text:p>
                </table:table-cell>
                <table:table-cell table:style-name="Table5.B2" office:value-type="string">
                  <text:p text:style-name="P6">Filter by DN of provider</text:p>
                </table:table-cell>
              </table:table-row>
              <table:table-row>
                <table:table-cell table:style-name="Table5.A2" office:value-type="string">
                  <text:p text:style-name="P6">start=</text:p>
                </table:table-cell>
                <table:table-cell table:style-name="Table5.B2" office:value-type="string">
                  <text:p text:style-name="P6">The number of the first job to return - 0 is the number of the first record</text:p>
                </table:table-cell>
              </table:table-row>
              <table:table-row>
                <table:table-cell table:style-name="Table5.A2" office:value-type="string">
                  <text:p text:style-name="P6">end=</text:p>
                </table:table-cell>
                <table:table-cell table:style-name="Table5.B2" office:value-type="string">
                  <text:p text:style-name="P6">The number of the last record to return</text:p>
                </table:table-cell>
              </table:table-row>
            </table:table>
          </table:table-cell>
        </table:table-row>
        <table:table-row>
          <table:table-cell table:style-name="Table5.A3" office:value-type="string">
            <text:p text:style-name="P6">Returns</text:p>
          </table:table-cell>
          <table:table-cell>
            <table:table table:is-sub-table="true">
              <table:table-column table:style-name="Table5.B"/>
              <table:table-row>
                <table:table-cell table:style-name="Table5.B2" office:value-type="string">
                  <text:p text:style-name="P6">200 OK &amp; TEXT (gridfactory/jobrecords+text)</text:p>
                </table:table-cell>
              </table:table-row>
              <table:table-row>
                <table:table-cell table:style-name="Table5.B2" office:value-type="string">
                  <text:p text:style-name="P6">401 Unauthorized</text:p>
                </table:table-cell>
              </table:table-row>
              <table:table-row>
                <table:table-cell table:style-name="Table5.B2" office:value-type="string">
                  <text:p text:style-name="P6">404 Not Found</text:p>
                </table:table-cell>
              </table:table-row>
            </table:table>
          </table:table-cell>
        </table:table-row>
      </table:table>
      <text:p text:style-name="P8">Table <text:sequence text:ref-name="refTable6" text:name="Table" text:formula="ooow:Table+1" style:num-format="1">7</text:sequence>: Getting multiple job definition records.</text:p>
      <text:p text:style-name="P9">Example: </text:p>
      <text:p text:style-name="P10"><text:soft-page-break/>GET https://gridfactory.nbi.dk/gridfactory/db/jobs/?status=ready&amp;start=0&amp;end=1</text:p>
      <text:p text:style-name="P11">- - - - - - - - - - - - - - - - - - - - - - - - </text:p>
      <text:p text:style-name="P11">200 OK</text:p>
      <text:p text:style-name="P11"/>
      <text:p text:style-name="P11">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1">https://orellana.nbi.dk/gridfactory/jobs/3a86aacc-2d5f-11dd-80f2-c3b981785945<text:tab/>job<text:tab/>ready<text:tab/><text:tab/>https://gridfactory.nbi.dk/gridfactory/jobs/3a86aacc-2d5f-11dd-80f2-c3b981785945/job<text:tab/><text:tab/><text:tab/>https://gridfactory.nbi.dk/gridfactory/jobs/3a86aacc-2d5f-11dd-80f2-c3b981785945/stdout<text:tab/>https://gridfactory.nbi.dk/gridfactory/jobs/3a86aacc-2d5f-11dd-80f2-c3b981785945/stderr<text:tab/>2008-05-29 11:11:32<text:tab/>2008-05-29 11:17:23<text:tab/><text:tab/><text:tab/><text:tab/><text:tab/><text:tab/>-1<text:tab/>-1<text:tab/>job<text:tab/><text:tab/><text:tab/><text:tab/><text:tab/>0<text:tab/>https://lx08/db/jobs/3a86aacc-2d5f-11dd-80f2-c3b981785945</text:p>
      <text:p text:style-name="P11">https://gridfactory.nbi.dk/gridfactory/jobs/3b16dcdd-2d5f-11dd-80f2-c3b981785945<text:tab/>job<text:tab/>ready<text:tab/><text:tab/>https://gridfactory.nbi.dk/gridfactory/jobs/3b16dcdd-2d5f-11dd-80f2-c3b981785945/job<text:tab/><text:tab/><text:tab/>https://gridfactory.nbi.dk/gridfactory/jobs/3b16dcdd-2d5f-11dd-80f2-c3b981785945/stdout<text:tab/>https://gridfactory.nbi.dk/gridfactory/jobs/3b16dcdd-2d5f-11dd-80f2-c3b981785945/stderr<text:tab/>2008-05-29 11:18:10<text:tab/>2008-05-29 11:24:56<text:tab/><text:tab/><text:tab/><text:tab/><text:tab/><text:tab/>-1<text:tab/>-1<text:tab/>job<text:tab/><text:tab/><text:tab/><text:tab/><text:tab/>0<text:tab/>https://lx08/db/jobs/3a86aacc-2d5f-11dd-80f2-c3b981785945</text:p>
      <text:p text:style-name="Standard"/>
      <text:h text:style-name="Heading_20_2" text:outline-level="2">Getting a specific job definition record</text:h>
      <text:p text:style-name="Standard"/>
      <table:table table:name="Table4" table:style-name="Table4">
        <table:table-column table:style-name="Table4.A"/>
        <table:table-column table:style-name="Table4.B"/>
        <table:table-row>
          <table:table-cell table:style-name="Table4.A1" office:value-type="string">
            <text:p text:style-name="P6">URL</text:p>
          </table:table-cell>
          <table:table-cell table:style-name="Table4.B1" office:value-type="string">
            <text:p text:style-name="P6">https://my.server/db/jobs/[identifier]</text:p>
          </table:table-cell>
        </table:table-row>
        <table:table-row>
          <table:table-cell table:style-name="Table4.A2" office:value-type="string">
            <text:p text:style-name="P6">Method</text:p>
          </table:table-cell>
          <table:table-cell table:style-name="Table4.B2" office:value-type="string">
            <text:p text:style-name="P6">GET</text:p>
          </table:table-cell>
        </table:table-row>
        <table:table-row>
          <table:table-cell table:style-name="Table4.A3" office:value-type="string">
            <text:p text:style-name="P6">Returns</text:p>
          </table:table-cell>
          <table:table-cell>
            <table:table table:is-sub-table="true">
              <table:table-column table:style-name="Table4.B"/>
              <table:table-row>
                <table:table-cell table:style-name="Table4.B2" office:value-type="string">
                  <text:p text:style-name="P6">200 OK &amp; TEXT (gridfactory/jobrecord+text)</text:p>
                </table:table-cell>
              </table:table-row>
              <table:table-row>
                <table:table-cell table:style-name="Table4.B2" office:value-type="string">
                  <text:p text:style-name="P6">401 Unauthorized</text:p>
                </table:table-cell>
              </table:table-row>
              <table:table-row>
                <table:table-cell table:style-name="Table4.B2" office:value-type="string">
                  <text:p text:style-name="P6">404 Not Found</text:p>
                </table:table-cell>
              </table:table-row>
            </table:table>
          </table:table-cell>
        </table:table-row>
      </table:table>
      <text:p text:style-name="P8">Table <text:sequence text:ref-name="refTable7" text:name="Table" text:formula="ooow:Table+1" style:num-format="1">8</text:sequence>: Getting a single job definition record.</text:p>
      <text:p text:style-name="P9">Example:</text:p>
      <text:p text:style-name="P10">GET http://lx08/db/jobs/3b16dcdd-2d5f-11dd-80f2-c3b981785945</text:p>
      <text:p text:style-name="P11">- - - - - - - - - - - - - - - - - - - - - - - - </text:p>
      <text:p text:style-name="P11">200 OK</text:p>
      <text:p text:style-name="P11"/>
      <text:p text:style-name="P11">identifier: https://orellana.nbi.dk/gridfactory/jobs/3b16dcdd-2d5f-11dd-80f2-c3b981785945</text:p>
      <text:p text:style-name="P11">name: job</text:p>
      <text:p text:style-name="P11"><text:soft-page-break/>csStatus: ready</text:p>
      <text:p text:style-name="P11">userInfo:</text:p>
      <text:p text:style-name="P11">inputFileURLs: https://gridfactory.nbi.dk/gridfactory/jobs/3b16dcdd-2d5f-11dd-80f2-c3b981785945/job</text:p>
      <text:p text:style-name="P11">outFileMapping:</text:p>
      <text:p text:style-name="P11">providerInfo:</text:p>
      <text:p text:style-name="P11">stdoutDest: https://gridfactory.nbi.dk/gridfactory/jobs/3b16dcdd-2d5f-11dd-80f2-c3b981785945/stdout</text:p>
      <text:p text:style-name="P11">stderrDest: https://gridfactory.nbi.dk/gridfactory/jobs/3b16dcdd-2d5f-11dd-80f2-c3b981785945/stderr</text:p>
      <text:p text:style-name="P11">created: 2008-05-29 11:11:32</text:p>
      <text:p text:style-name="P11">lastModified: 2008-05-29 11:11:32</text:p>
      <text:p text:style-name="P11">outTmp:</text:p>
      <text:p text:style-name="P11">errTmp:</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9"/>
      <text:p text:style-name="P9">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Standard"/>
      <text:p text:style-name="P9">To modify an existing job, we'll PUT a text representation of a job to the URL of our job.</text:p>
      <text:p text:style-name="P9"/>
      <table:table table:name="Table2" table:style-name="Table2">
        <table:table-column table:style-name="Table2.A"/>
        <table:table-column table:style-name="Table2.B"/>
        <table:table-row>
          <table:table-cell table:style-name="Table2.A1" office:value-type="string">
            <text:p text:style-name="P6">URL</text:p>
          </table:table-cell>
          <table:table-cell table:style-name="Table2.B1" office:value-type="string">
            <text:p text:style-name="P6">https://my.server/db/jobs/[identifier]</text:p>
          </table:table-cell>
        </table:table-row>
        <table:table-row>
          <table:table-cell table:style-name="Table2.A2" office:value-type="string">
            <text:p text:style-name="P6">Method</text:p>
          </table:table-cell>
          <table:table-cell table:style-name="Table2.B2" office:value-type="string">
            <text:p text:style-name="P6">PUT</text:p>
          </table:table-cell>
        </table:table-row>
        <table:table-row>
          <table:table-cell table:style-name="Table2.A2" office:value-type="string">
            <text:p text:style-name="P6">Request body</text:p>
          </table:table-cell>
          <table:table-cell table:style-name="Table2.B2" office:value-type="string">
            <text:p text:style-name="P6">TEXT (gridfactory/jobrecord+text)</text:p>
          </table:table-cell>
        </table:table-row>
        <text:soft-page-break/>
        <table:table-row>
          <table:table-cell table:style-name="Table2.A4" office:value-type="string">
            <text:p text:style-name="P6">Returns</text:p>
          </table:table-cell>
          <table:table-cell>
            <table:table table:is-sub-table="true">
              <table:table-column table:style-name="Table2.B"/>
              <table:table-row>
                <table:table-cell table:style-name="Table2.B2" office:value-type="string">
                  <text:p text:style-name="P6">201 Created &amp; Location</text:p>
                </table:table-cell>
              </table:table-row>
              <table:table-row>
                <table:table-cell table:style-name="Table2.B2" office:value-type="string">
                  <text:p text:style-name="P6">401 Unauthorized</text:p>
                </table:table-cell>
              </table:table-row>
              <table:table-row>
                <table:table-cell table:style-name="Table2.B2" office:value-type="string">
                  <text:p text:style-name="P6">404 Not Found</text:p>
                </table:table-cell>
              </table:table-row>
              <table:table-row>
                <table:table-cell table:style-name="Table2.B2" office:value-type="string">
                  <text:p text:style-name="P6">415 Unsupported Media Type</text:p>
                </table:table-cell>
              </table:table-row>
            </table:table>
          </table:table-cell>
        </table:table-row>
      </table:table>
      <text:p text:style-name="P8">Table <text:sequence text:ref-name="refTable8" text:name="Table" text:formula="ooow:Table+1" style:num-format="1">9</text:sequence>: Modifying a single job definition record.</text:p>
      <text:p text:style-name="P1">Since we don't want people to create new job records using PUT, only update existing job records, we'll return a '404 Not' Found error if the resource doesn't already exist.</text:p>
      <text:p text:style-name="P1">Example: </text:p>
      <text:p text:style-name="P10">PUT http://lx08/db/jobs/3b16dcdd-2d5f-11dd-80f2-c3b981785945</text:p>
      <text:p text:style-name="P11"/>
      <text:p text:style-name="P11">csStatus: ready</text:p>
      <text:p text:style-name="P11">- - - - - - - - - - - - - - - - - - - - - - - - </text:p>
      <text:p text:style-name="P11">201 Created</text:p>
      <text:p text:style-name="P1">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6">URL</text:p>
          </table:table-cell>
          <table:table-cell table:style-name="Table8.B1" office:value-type="string">
            <text:p text:style-name="P6">https://my.server/db/jobs/[identifier]/[file]</text:p>
          </table:table-cell>
        </table:table-row>
        <table:table-row>
          <table:table-cell table:style-name="Table8.A2" office:value-type="string">
            <text:p text:style-name="P6">Method</text:p>
          </table:table-cell>
          <table:table-cell table:style-name="Table8.B2" office:value-type="string">
            <text:p text:style-name="P6">GET</text:p>
          </table:table-cell>
        </table:table-row>
        <table:table-row>
          <table:table-cell table:style-name="Table8.A3" office:value-type="string">
            <text:p text:style-name="P6">Returns</text:p>
          </table:table-cell>
          <table:table-cell>
            <table:table table:is-sub-table="true">
              <table:table-column table:style-name="Table8.B"/>
              <table:table-row>
                <table:table-cell table:style-name="Table8.B2" office:value-type="string">
                  <text:p text:style-name="P6">200 OK &amp; BODY</text:p>
                </table:table-cell>
              </table:table-row>
              <table:table-row>
                <table:table-cell table:style-name="Table8.B2" office:value-type="string">
                  <text:p text:style-name="P6">401 Unauthorized</text:p>
                </table:table-cell>
              </table:table-row>
              <table:table-row>
                <table:table-cell table:style-name="Table8.B2" office:value-type="string">
                  <text:p text:style-name="P6">404 Not Found</text:p>
                </table:table-cell>
              </table:table-row>
            </table:table>
          </table:table-cell>
        </table:table-row>
      </table:table>
      <text:p text:style-name="P8">Table <text:sequence text:ref-name="refTable9" text:name="Table" text:formula="ooow:Table+1" style:num-format="1">10</text:sequence>: Getting a single job output file.</text:p>
      <text:p text:style-name="P9">Example:</text:p>
      <text:p text:style-name="P10">GET http://lx08/db/jobs/3b16dcdd-2d5f-11dd-80f2-c3b981785945/output_file_1.data</text:p>
      <text:p text:style-name="P11">- - - - - - - - - - - - - - - - - - - - - - - - </text:p>
      <text:p text:style-name="P11">200 OK</text:p>
      <text:p text:style-name="P11"/>
      <text:p text:style-name="P13">File body</text:p>
      <text:h text:style-name="P30" text:outline-level="2" text:is-list-header="true"><text:soft-page-break/></text:h>
      <text:h text:style-name="Heading_20_2" text:outline-level="2">Getting job history records</text:h>
      <text:p text:style-name="P2"/>
      <table:table table:name="Table11" table:style-name="Table11">
        <table:table-column table:style-name="Table11.A"/>
        <table:table-column table:style-name="Table11.B"/>
        <table:table-row>
          <table:table-cell table:style-name="Table11.A1" office:value-type="string">
            <text:p text:style-name="P6">URL</text:p>
          </table:table-cell>
          <table:table-cell table:style-name="Table11.B1" office:value-type="string">
            <text:p text:style-name="P6">https://my.server/db/history/</text:p>
          </table:table-cell>
        </table:table-row>
        <table:table-row>
          <table:table-cell table:style-name="Table11.A2" office:value-type="string">
            <text:p text:style-name="P6">Method</text:p>
          </table:table-cell>
          <table:table-cell table:style-name="Table11.B2" office:value-type="string">
            <text:p text:style-name="P6">GET</text:p>
          </table:table-cell>
        </table:table-row>
        <table:table-row>
          <table:table-cell table:style-name="Table11.A3" office:value-type="string">
            <text:p text:style-name="P6">Query string</text:p>
          </table:table-cell>
          <table:table-cell>
            <table:table table:is-sub-table="true">
              <table:table-column table:style-name="Table11.B3.1"/>
              <table:table-column table:style-name="Table11.B3.2"/>
              <table:table-row>
                <table:table-cell table:style-name="Table11.A2" office:value-type="string">
                  <text:p text:style-name="P6">* created=</text:p>
                </table:table-cell>
                <table:table-cell table:style-name="Table11.B2" office:value-type="string">
                  <text:p text:style-name="P6">Filter by created. Format: “YYYYMMDDHHMMSS”. This string may be prepended by “&lt;” or “&gt;”</text:p>
                </table:table-cell>
              </table:table-row>
              <table:table-row>
                <table:table-cell table:style-name="Table11.A2" office:value-type="string">
                  <text:p text:style-name="P6">* lastModified=</text:p>
                </table:table-cell>
                <table:table-cell table:style-name="Table11.B2" office:value-type="string">
                  <text:p text:style-name="P6">Filter by lastModified</text:p>
                </table:table-cell>
              </table:table-row>
              <table:table-row>
                <table:table-cell table:style-name="Table11.A2" office:value-type="string">
                  <text:p text:style-name="P6">csStatus=</text:p>
                </table:table-cell>
                <table:table-cell table:style-name="Table11.B2" office:value-type="string">
                  <text:p text:style-name="P6">Filter by status</text:p>
                </table:table-cell>
              </table:table-row>
              <table:table-row>
                <table:table-cell table:style-name="Table11.A2" office:value-type="string">
                  <text:p text:style-name="P6">userInfo=</text:p>
                </table:table-cell>
                <table:table-cell table:style-name="Table11.B2" office:value-type="string">
                  <text:p text:style-name="P6">Filter by DN of submitter</text:p>
                </table:table-cell>
              </table:table-row>
              <table:table-row>
                <table:table-cell table:style-name="Table11.A2" office:value-type="string">
                  <text:p text:style-name="P6">providerInfo=</text:p>
                </table:table-cell>
                <table:table-cell table:style-name="Table11.B2" office:value-type="string">
                  <text:p text:style-name="P6">Filter by DN of provider</text:p>
                </table:table-cell>
              </table:table-row>
              <table:table-row>
                <table:table-cell table:style-name="Table11.A2" office:value-type="string">
                  <text:p text:style-name="P6">start=</text:p>
                </table:table-cell>
                <table:table-cell table:style-name="Table11.B2" office:value-type="string">
                  <text:p text:style-name="P6">The number of the first job to return - 0 is the number of the first record</text:p>
                </table:table-cell>
              </table:table-row>
              <table:table-row>
                <table:table-cell table:style-name="Table11.A2" office:value-type="string">
                  <text:p text:style-name="P6">end=</text:p>
                </table:table-cell>
                <table:table-cell table:style-name="Table11.B2" office:value-type="string">
                  <text:p text:style-name="P6">The number of the last record to return</text:p>
                </table:table-cell>
              </table:table-row>
            </table:table>
          </table:table-cell>
        </table:table-row>
        <table:table-row>
          <table:table-cell table:style-name="Table11.A3" office:value-type="string">
            <text:p text:style-name="P6">Returns</text:p>
          </table:table-cell>
          <table:table-cell>
            <table:table table:is-sub-table="true">
              <table:table-column table:style-name="Table11.B"/>
              <table:table-row>
                <table:table-cell table:style-name="Table11.B2" office:value-type="string">
                  <text:p text:style-name="P6">200 OK &amp; TEXT (gridfactory/jobrecords+text)</text:p>
                </table:table-cell>
              </table:table-row>
              <table:table-row>
                <table:table-cell table:style-name="Table11.B2" office:value-type="string">
                  <text:p text:style-name="P6">401 Unauthorized</text:p>
                </table:table-cell>
              </table:table-row>
              <table:table-row>
                <table:table-cell table:style-name="Table11.B2" office:value-type="string">
                  <text:p text:style-name="P6">404 Not Found</text:p>
                </table:table-cell>
              </table:table-row>
            </table:table>
          </table:table-cell>
        </table:table-row>
      </table:table>
      <text:p text:style-name="P8">Table <text:sequence text:ref-name="refTable10" text:name="Table" text:formula="ooow:Table+1" style:num-format="1">11</text:sequence>: Getting multiple job history records. (*) not yet implemented</text:p>
      <text:p text:style-name="P9">Example: </text:p>
      <text:p text:style-name="P10">GET https://gridfactory.nbi.dk/gridfactory/db/history/?status=done&amp;start=0&amp;end=1&amp;created=&gt;29052008100000&amp;created=&lt;29052008160000</text:p>
      <text:p text:style-name="P11">- - - - - - - - - - - - - - - - - - - - - - - - </text:p>
      <text:p text:style-name="P11">200 OK</text:p>
      <text:p text:style-name="P11"/>
      <text:p text:style-name="P11"/>
      <text:h text:style-name="Heading_20_2" text:outline-level="2" text:is-list-header="true"/>
      <text:h text:style-name="Heading_20_2" text:outline-level="2">Getting a specific job history record</text:h>
      <text:p text:style-name="Standard"/>
      <table:table table:name="Table12" table:style-name="Table12">
        <table:table-column table:style-name="Table12.A"/>
        <table:table-column table:style-name="Table12.B"/>
        <table:table-row>
          <table:table-cell table:style-name="Table12.A1" office:value-type="string">
            <text:p text:style-name="P6">URL</text:p>
          </table:table-cell>
          <table:table-cell table:style-name="Table12.B1" office:value-type="string">
            <text:p text:style-name="P6">https://my.server/db/history/[identifier]</text:p>
          </table:table-cell>
        </table:table-row>
        <table:table-row>
          <table:table-cell table:style-name="Table12.A2" office:value-type="string">
            <text:p text:style-name="P6">Method</text:p>
          </table:table-cell>
          <table:table-cell table:style-name="Table12.B2" office:value-type="string">
            <text:p text:style-name="P6">GET</text:p>
          </table:table-cell>
        </table:table-row>
        <text:soft-page-break/>
        <table:table-row>
          <table:table-cell table:style-name="Table12.A3" office:value-type="string">
            <text:p text:style-name="P6">Returns</text:p>
          </table:table-cell>
          <table:table-cell>
            <table:table table:is-sub-table="true">
              <table:table-column table:style-name="Table12.B"/>
              <table:table-row>
                <table:table-cell table:style-name="Table12.B2" office:value-type="string">
                  <text:p text:style-name="P6">200 OK &amp; TEXT (gridfactory/jobrecord+text)</text:p>
                </table:table-cell>
              </table:table-row>
              <table:table-row>
                <table:table-cell table:style-name="Table12.B2" office:value-type="string">
                  <text:p text:style-name="P6">401 Unauthorized</text:p>
                </table:table-cell>
              </table:table-row>
              <table:table-row>
                <table:table-cell table:style-name="Table12.B2" office:value-type="string">
                  <text:p text:style-name="P6">404 Not Found</text:p>
                </table:table-cell>
              </table:table-row>
            </table:table>
          </table:table-cell>
        </table:table-row>
      </table:table>
      <text:p text:style-name="P8">Table <text:sequence text:ref-name="refTable11" text:name="Table" text:formula="ooow:Table+1" style:num-format="1">12</text:sequence>: Getting a single job history record.</text:p>
      <text:p text:style-name="P9">Example:</text:p>
      <text:p text:style-name="P10">GET http://lx08/db/history/3b16dcdd-2d5f-11dd-80f2-c3b981785945</text:p>
      <text:p text:style-name="P11">- - - - - - - - - - - - - - - - - - - - - - - - </text:p>
      <text:p text:style-name="P11">200 OK</text:p>
      <text:p text:style-name="P11"/>
      <text:h text:style-name="Heading_20_1" text:outline-level="1" text:is-list-header="true"/>
      <text:h text:style-name="Heading_20_2" text:outline-level="2">Getting node information records</text:h>
      <text:p text:style-name="P2"/>
      <table:table table:name="Table13" table:style-name="Table13">
        <table:table-column table:style-name="Table13.A"/>
        <table:table-column table:style-name="Table13.B"/>
        <table:table-row>
          <table:table-cell table:style-name="Table13.A1" office:value-type="string">
            <text:p text:style-name="P6">URL</text:p>
          </table:table-cell>
          <table:table-cell table:style-name="Table13.B1" office:value-type="string">
            <text:p text:style-name="P6">https://my.server/db/nodes/</text:p>
          </table:table-cell>
        </table:table-row>
        <table:table-row>
          <table:table-cell table:style-name="Table13.A2" office:value-type="string">
            <text:p text:style-name="P6">Method</text:p>
          </table:table-cell>
          <table:table-cell table:style-name="Table13.B2" office:value-type="string">
            <text:p text:style-name="P6">GET</text:p>
          </table:table-cell>
        </table:table-row>
        <table:table-row>
          <table:table-cell table:style-name="Table13.A3" office:value-type="string">
            <text:p text:style-name="P6">Query string</text:p>
          </table:table-cell>
          <table:table-cell>
            <table:table table:is-sub-table="true">
              <table:table-column table:style-name="Table13.B3.1"/>
              <table:table-column table:style-name="Table13.B3.2"/>
              <table:table-row>
                <table:table-cell table:style-name="Table13.A1" office:value-type="string">
                  <text:p text:style-name="P6">maxJobs=</text:p>
                </table:table-cell>
                <table:table-cell table:style-name="Table13.B1" office:value-type="string">
                  <text:p text:style-name="P6">Filter by max jobs - may be prepended by “&lt;” or “&gt;”</text:p>
                </table:table-cell>
              </table:table-row>
              <table:table-row>
                <table:table-cell table:style-name="Table13.A2" office:value-type="string">
                  <text:p text:style-name="P6">maxMBPerJob=</text:p>
                </table:table-cell>
                <table:table-cell table:style-name="Table13.B2" office:value-type="string">
                  <text:p text:style-name="P6">Filter by memory - may be prepended by “&lt;” or “&gt;”</text:p>
                </table:table-cell>
              </table:table-row>
              <table:table-row>
                <table:table-cell table:style-name="Table13.A2" office:value-type="string">
                  <text:p text:style-name="P6">providerInfo=</text:p>
                </table:table-cell>
                <table:table-cell table:style-name="Table13.B2" office:value-type="string">
                  <text:p text:style-name="P6">Filter by DN of provider</text:p>
                </table:table-cell>
              </table:table-row>
              <table:table-row>
                <table:table-cell table:style-name="Table13.A2" office:value-type="string">
                  <text:p text:style-name="P6">start=</text:p>
                </table:table-cell>
                <table:table-cell table:style-name="Table13.B2" office:value-type="string">
                  <text:p text:style-name="P6">The number of the first record to return - 0 is the number of the first record</text:p>
                </table:table-cell>
              </table:table-row>
              <table:table-row>
                <table:table-cell table:style-name="Table13.A2" office:value-type="string">
                  <text:p text:style-name="P6">end=</text:p>
                </table:table-cell>
                <table:table-cell table:style-name="Table13.B2" office:value-type="string">
                  <text:p text:style-name="P6">The number of the last record to return</text:p>
                </table:table-cell>
              </table:table-row>
            </table:table>
          </table:table-cell>
        </table:table-row>
        <table:table-row>
          <table:table-cell table:style-name="Table13.A3" office:value-type="string">
            <text:p text:style-name="P6">Returns</text:p>
          </table:table-cell>
          <table:table-cell>
            <table:table table:is-sub-table="true">
              <table:table-column table:style-name="Table13.B"/>
              <table:table-row>
                <table:table-cell table:style-name="Table13.B2" office:value-type="string">
                  <text:p text:style-name="P6">200 OK &amp; TEXT (gridfactory/noderecords+text)</text:p>
                </table:table-cell>
              </table:table-row>
              <table:table-row>
                <table:table-cell table:style-name="Table13.B2" office:value-type="string">
                  <text:p text:style-name="P6">401 Unauthorized</text:p>
                </table:table-cell>
              </table:table-row>
              <table:table-row>
                <table:table-cell table:style-name="Table13.B2" office:value-type="string">
                  <text:p text:style-name="P6">404 Not Found</text:p>
                </table:table-cell>
              </table:table-row>
            </table:table>
          </table:table-cell>
        </table:table-row>
      </table:table>
      <text:p text:style-name="P8">Table <text:sequence text:ref-name="refTable12" text:name="Table" text:formula="ooow:Table+1" style:num-format="1">13</text:sequence>: Getting multiple node information records.</text:p>
      <text:p text:style-name="P9">Example: </text:p>
      <text:p text:style-name="P10">GET https://gridfactory.nbi.dk/gridfactory/db/nodes/?start=0&amp;end=1</text:p>
      <text:p text:style-name="P11">- - - - - - - - - - - - - - - - - - - - - - - - </text:p>
      <text:p text:style-name="P11">200 OK</text:p>
      <text:p text:style-name="P11"/>
      <text:p text:style-name="P11"><text:soft-page-break/>identifier<text:tab/>host<text:tab/>maxJobs<text:tab/>allowedVOs<text:tab/>virtualize<text:tab/>hypervisors<text:tab/>maxMBPerJob<text:tab/>privileges<text:tab/>inPorts<text:tab/>outPorts<text:tab/>providerInfo<text:tab/>created<text:tab/>lastModified<text:tab/>dbUrl</text:p>
      <text:p text:style-name="P11"/>
      <text:p text:style-name="P11">https://orellana.nbi.dk/gridfactory/nodes/3a86aacc-2d5f-11dd-80f2-c3b981785946<text:tab/>gridworker01<text:tab/>2<text:tab/>https://gridfactory.nbi.dk/vos/atlas.txt<text:tab/>0<text:tab/>VM/KQEMU, VMVirtualBox<text:tab/>1024<text:tab/>Administrator<text:tab/>22, 5901<text:tab/>all<text:tab/> 2008-05-29 10:07:28<text:tab/> 2008-05-29 11:19:12<text:tab/>https://orellana.nbi.dk/db/nodes/3a86aacc-2d5f-11dd-80f2-c3b981785946</text:p>
      <text:p text:style-name="P11">https://orellana.nbi.dk/gridfactory/nodes/3a86aacc-2d5f-11dd-80f2-c3b981785947<text:tab/>gridworker02<text:tab/>2<text:tab/>https://gridfactory.nbi.dk/vos/atlas.txt<text:tab/>0<text:tab/>VM/KQEMU, VMVirtualBox<text:tab/>1024<text:tab/>Administrator<text:tab/>22, 5901<text:tab/>all<text:tab/> 2008-05-29 10:07:33<text:tab/> 2008-05-29 11:19:27<text:tab/>https://orellana.nbi.dk/db/nodes/3a86aacc-2d5f-11dd-80f2-c3b981785947</text:p>
      <text:h text:style-name="Heading_20_2" text:outline-level="2" text:is-list-header="true"/>
      <text:h text:style-name="Heading_20_2" text:outline-level="2">Getting a specific node information record</text:h>
      <text:p text:style-name="Standard"/>
      <table:table table:name="Table14" table:style-name="Table14">
        <table:table-column table:style-name="Table14.A"/>
        <table:table-column table:style-name="Table14.B"/>
        <table:table-row>
          <table:table-cell table:style-name="Table14.A1" office:value-type="string">
            <text:p text:style-name="P6">URL</text:p>
          </table:table-cell>
          <table:table-cell table:style-name="Table14.B1" office:value-type="string">
            <text:p text:style-name="P6">https://my.server/db/nodes/[identifier]</text:p>
          </table:table-cell>
        </table:table-row>
        <table:table-row>
          <table:table-cell table:style-name="Table14.A2" office:value-type="string">
            <text:p text:style-name="P6">Method</text:p>
          </table:table-cell>
          <table:table-cell table:style-name="Table14.B2" office:value-type="string">
            <text:p text:style-name="P6">GET</text:p>
          </table:table-cell>
        </table:table-row>
        <table:table-row>
          <table:table-cell table:style-name="Table14.A3" office:value-type="string">
            <text:p text:style-name="P6">Returns</text:p>
          </table:table-cell>
          <table:table-cell>
            <table:table table:is-sub-table="true">
              <table:table-column table:style-name="Table14.B"/>
              <table:table-row>
                <table:table-cell table:style-name="Table14.B2" office:value-type="string">
                  <text:p text:style-name="P6">200 OK &amp; TEXT (gridfactory/noderecord+text)</text:p>
                </table:table-cell>
              </table:table-row>
              <table:table-row>
                <table:table-cell table:style-name="Table14.B2" office:value-type="string">
                  <text:p text:style-name="P6">401 Unauthorized</text:p>
                </table:table-cell>
              </table:table-row>
              <table:table-row>
                <table:table-cell table:style-name="Table14.B2" office:value-type="string">
                  <text:p text:style-name="P6">404 Not Found</text:p>
                </table:table-cell>
              </table:table-row>
            </table:table>
          </table:table-cell>
        </table:table-row>
      </table:table>
      <text:p text:style-name="P8">Table <text:sequence text:ref-name="refTable13" text:name="Table" text:formula="ooow:Table+1" style:num-format="1">14</text:sequence>: Getting a single node information record.</text:p>
      <text:p text:style-name="P9">Example:</text:p>
      <text:p text:style-name="P10">GET http://lx08/db/nodes/3b16dcdd-2d5f-11dd-80f2-c3b981785946</text:p>
      <text:p text:style-name="P11">- - - - - - - - - - - - - - - - - - - - - - - - </text:p>
      <text:p text:style-name="P11">200 OK</text:p>
      <text:p text:style-name="P11"/>
      <text:p text:style-name="P11">identifier: https://orellana.nbi.dk/gridfactory/nodes/3b16dcdd-2d5f-11dd-80f2-c3b981785946</text:p>
      <text:p text:style-name="P11">name: job</text:p>
      <text:p text:style-name="P11">csStatus: done</text:p>
      <text:p text:style-name="P11">userInfo:</text:p>
      <text:p text:style-name="P11">inputFileURLs: https://gridfactory.nbi.dk/gridfactory/jobs/3b16dcdd-2d5f-11dd-80f2-c3b981785945/job</text:p>
      <text:p text:style-name="P11">outFileMapping:</text:p>
      <text:p text:style-name="P11">providerInfo:</text:p>
      <text:p text:style-name="P11">stdoutDest: https://gridfactory.nbi.dk/gridfactory/jobs/3b16dcdd-2d5f-11dd-80f2-c3b981785945/stdout</text:p>
      <text:p text:style-name="P11"><text:soft-page-break/>stderrDest: https://gridfactory.nbi.dk/gridfactory/jobs/3b16dcdd-2d5f-11dd-80f2-c3b981785945/stderr</text:p>
      <text:p text:style-name="P11">created: 2008-05-29 11:11:32</text:p>
      <text:p text:style-name="P11">lastModified: 2008-05-29 11:17:23</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11">csStatusHistory: requested 2008-05-29 11:12:12, prepared 2008-05-29 11:13:24, uploaded 2008-05-29 11:16:56</text:p>
      <text:h text:style-name="P29" text:outline-level="1" text:is-list-header="true"/>
      <text:h text:style-name="Heading_20_1" text:outline-level="1">Bibliography</text:h>
      <text:p text:style-name="P4"><text:reference-mark-start text:name="GRIDFACTORY"/>GRIDFACTORY<text:reference-mark-end text:name="GRIDFACTORY"/>, Frederik Orellana, "GridFactory - a compute system for distributed clusters", <text:span text:style-name="T1">in preparation</text:span></text:p>
      <text:p text:style-name="P1"><text:reference-mark-start text:name="MOD_GACL"/>MOD_GACL<text:reference-mark-end text:name="MOD_GACL"/>, Frederik Orellana, “Authorization and virtual organisations with Apache, X.509 and GACL”, <text:span text:style-name="T1">in preparation</text:span></text:p>
      <text:p text:style-name="P4"><text:reference-mark-start text:name="REST"/>REST<text:reference-mark-end text:name="REST"/>, RESTful web services are described in e.g.<text:line-break/><text:a xlink:type="simple" xlink:href="http://www.peej.co.uk/articles/restfully-delicious.html">http://www.peej.co.uk/articles/restfully-delicious.html</text:a></text:p>
      <text:p text:style-name="P4"><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4"/>
      <text:p text:style-name="P22"><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1.25in" fo:margin-right="0in" fo:margin-top="0.1665in" fo:margin-bottom="0.0417in" fo:text-align="justify" style:justify-single-word="false" fo:text-indent="0in"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799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in" fo:margin-right="0.2in" fo:text-indent="0in" style:auto-text-indent="false" text:number-lines="true" text:line-number="0">
        <style:tab-stops>
          <style:tab-stop style:position="0.5417in"/>
          <style:tab-stop style:position="6.561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8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835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083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1972in" style:auto-text-indent="false"/>
    </style:style>
    <style:style style:name="List_20_Heading" style:display-name="List Heading" style:family="paragraph" style:parent-style-name="Standard" style:next-style-name="List_20_Contents" style:class="html">
      <style:paragraph-properties fo:margin-left="0in" fo:margin-right="0in" fo:text-indent="0.1972in" style:auto-text-indent="false"/>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6693in" fo:margin-right="0.669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5in" fo:margin-bottom="0.5in" fo:margin-left="0.7602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5in" fo:margin-bottom="0.5in" fo:margin-left="0.7709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Zoe Ketselidou</meta:initial-creator>
    <meta:creation-date>2006-08-18T01:33:00</meta:creation-date>
    <dc:date>2010-03-29T17:02:55</dc:date>
    <meta:print-date>2006-08-17T20:05:00</meta:print-date>
    <dc:language>en-US</dc:language>
    <meta:editing-cycles>1379</meta:editing-cycles>
    <meta:editing-duration>PT197H39M57S</meta:editing-duration>
    <dc:creator>Frederik Orellana</dc:creator>
    <meta:document-statistic meta:table-count="14" meta:image-count="1" meta:object-count="0" meta:page-count="15" meta:paragraph-count="406" meta:word-count="2420" meta:character-count="17051"/>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